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4.495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7.8945in"/>
    </style:style>
    <style:style style:name="co6" style:family="table-column">
      <style:table-column-properties fo:break-before="auto" style:column-width="9.3846in"/>
    </style:style>
    <style:style style:name="co7" style:family="table-column">
      <style:table-column-properties fo:break-before="auto" style:column-width="3.8417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1.0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nges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Done</text:p>
          </table:table-cell>
          <table:table-cell table:style-name="ce2" office:value-type="string" calcext:value-type="string">
            <text:p>Change</text:p>
          </table:table-cell>
          <table:table-cell table:style-name="ce1"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WindowState() / ClearWindowState() -&gt; New flags added!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WindowFocused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WindowScaleDPI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GetMonitorRefreshRate() (#1289) by @Shyli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IsCursorOnScreen() (#1262) by @ChrisDil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ADDED: SetMouseCursor() and GetMouseCursor() for standard Desktop cursors (#1407) by @chan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REMOVED: struct RenderTexture2D: depthTexture variable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HideWindow() / Unhid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MOVED: DecorateWindow() / UndecorateWindow() -&gt; Use SetWindowState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NAMED: GetExtension() to GetFileExtension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everal structs to reduce size and pad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struct Texture maps to Texture2D and TextureCubema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ToggleFullscreen() (#1287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InitWindow(), support empty title for window (#1323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RPI: Mouse movements are bound to the screen resolution (#1392) (#1410) by @kernelkinetic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VIEWED: GetPrevDirectoryPath() fixes on Unix-like systems (#1246) by @ivan-c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PLACED: rgif.h by msf_gif.h for automatic gif recording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MouseWheelMove() to return float movement for precise scrolling (#1397) by @Doy-le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REDESIGNED: GetKeyPressed(), and added GetCharPressed() (#1336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core] UWP rework with improvements (#1231)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Gamepad axis bug fixes and improvement (#1228) by @mmaleco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core] Updated joystick mappings with latest version of gamecontrollerdb (#1381) by @coderoth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Corrected issue with OpenGL 1.1 suppor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DrawMeshInstanced()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CheckErrors (#1321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BLEND_SET blending mode (#1251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ADDED: rlSetLineWidth(), rlGetLineWidth(), rlEnableSmoothLines(), rlDisableSmoothLines() (#1457) by @JeffM250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NAMED: rlUnproject() to Vector3Unproject() [raymath]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eplace rlglDraw() calls by DrawRenderBatch() internal call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TextureCubemap(), use rlgl functionality on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FramebufferAttach() to support texture lay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GenDrawCube() and GenDrawQua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Issues with vertex batch overflow (#12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VIEWED: rlUpdateTexture(), issue with offse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lgl] REDESIGNED: GenTexture*() to use the new fbo API (#721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Normalize() and Remap() functions (#1247) by @NoorWachi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Reflect() (#1400) by @daniel-junior-dub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LengthSqr() and Vector3LengthSqr() (#1248) by @ThePituLegen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ADDED: Vector2MoveTowards() function (#1233) by @anatagaw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Some functions consistency (#1197) by @Not-Ni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QuaternionFromVector3ToVector3() (#1263) by @jvocaturo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aymath] REVIEWED: MatrixLookAt(), optimized (#1442) by @RandomErrorMessag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shapes] ADDED: CheckCollisionLines(), by @Elkant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void [textures] functions dependenc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Config flag: SUPPORT_TEXT_MANIPUL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LoadFontFromMemory() (TTF only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ADDED: UnloadFontData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NAMED: FormatText() -&gt; TextFormat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Font struct, added charsPadding (#14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Join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TextReplace() (#117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LoadBMFont() to load data from memory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VIEWED: GenImageFontAtlas(), fixed offset (#1171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reviewed input paramet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efault(), some code simplificat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FromImage(), avoid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FontData(), avoid GenImageColor(), ImageForma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] REDESIGNED: LoadBMFont(), avoid ImageCopy(), ImageFormat(), ImageAlphaMask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Move Color functions from [core] to [textures] modu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ColorAlphaBlen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G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SetPixelColor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LoadImageAnim() to load animated sequence of imag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DrawTextureTiled() (#1291) -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pdateTextureRec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ADDED: UnloadImageColors(), UnloadImagePalette(), Un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Config flag: SUPPORT_IMAGE_DRAWING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Ex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MOVED: LoadImagePro()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MOVED: GetImageDataNormalized(), not exposed in the API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ImageExtractPalette() to Get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Fade() to ColorAlpha(), added #define for compatibilit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ImageData() -&gt; LoadImageColors(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[textures] RENAMED: GetImagePalette() -&gt; LoadImagePalette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NAMED: GetWaveData() -&gt; LoadWaveSamples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PixelDataSize() to consider compressed data proper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GetTextureData(), allow retrieving 32bit float data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Text*() params ord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support tint col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ColorAlphaBlend(), integers-version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consider negative source offset properly (#128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Draw(), optimizations test (#121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ResizeCanvas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Premultiply(),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lear(), minor optimiz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, renamed paramet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ToPOT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ImageAlphaCrop()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VIEWED: Export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Crop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otateC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Horizont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lipVertical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Canvas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Pixel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Line(), optimiz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Resiz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FromImage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Draw(), optimization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ImageAlphaClear(), optimized (#121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ExportImageAsCode() to use memory buffer (#123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textures] REDESIGNED: ColorFromHSV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DrawTriangle3D() and DrawTriangleStrip3D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ADDED: UnloadModelKeepMeshes(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Model(), avoid loading texcoords and normals from model if not existen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added comments and simplific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Cubicmap(), fixed generated normals (#1244) by @GoldenThumb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GenMeshPoly(), fixed buffer overflow (#1269) by @frithrah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OBJ(): Allow for multiple materials in obj files (#1408)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IQM() materials loading (#1227) by @sikor66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LoadGLTF() to read from memory buffe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UpdateMesh(), fix extra memory allocated when updating color buffer (#1271) by @4y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MeshNormalsSmooth() (#1317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VIEWED: DrawGrid() (#141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ExportMesh() to use memory buffer (#1232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models] REDESIGNED: LoadIQM() and LoadModelAnimations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ADDED: LoadWaveFromMemory() (#1327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MOVED: SetMusicLoopCoun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veral functions, sampleCount vs frameCount (#1423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aveWAV() to use memory write insted of f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LoadMusicStream(), support WAV music streaming (#1198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upport multiple WAV sampleSize for MusicStream (#1340)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VIEWED: SetAudioBufferPitch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Audio looping system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LoadSound(): Use memory loading (WAV, OGG, MP3, FLAC) (#1312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audio] REDESIGNED: ExportWaveAsCode() to use memory buff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MemAlloc() / MemFree() (#144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ADDED: UnloadFileData() / UnloadFileText(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VIEWED: android_fopen() to support SDCard acces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utils] REDESIGNED: SaveFile*() functions to expose file access results (#1420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rmem] REVIEWED: MemPool and other allocators optimization (#1211) by @assyriani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window_fla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core/core_quat_conversion by @chriscamacho and @codifi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blend_modes (#1261) by @accidentalrebel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textures/textures_draw_tiled (#1291) by @Demizdor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hot_reloading (#1198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rlgl_mesh_instanced (#1318) by @seanpring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shaders/shaders_multi_sampler2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ADDED: others/embedded_files_loading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raw_data (#1286)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sprite_explosion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particles_blending, replac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textures/textures_image_processing, support mous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models/models_skybox to work on OpenGL ES 2.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audio/resources, use open license resourc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examples] REVIEWED: others/raudio_standalone.c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ADDED: New config.h configuration options exposing multiple #define valu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NGLE VS2017 template project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VIEWED: All MSVC compile warning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Makefile for web (#1332) by @rfaile313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build pipelines to use latest emscripten and Android ND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emscriptem build script to generate .a on WebAssembl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for Linux, supporting ANDROID_NDK at compile time by @branlix3000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Code project template task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VS2017.UWP project template by @Rover656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Updated Android build pipeline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build] REMOVED: AppVeyor and Travis CI build system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oved raysan5/raylib/games to independent repo: raysan5/raylib-games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Replaced several examples resources with more open licensed alternative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BINDINGS.md with NEW bindings and added raylib version binding!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Updated all external libraries to latest versio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[*] Multiple code improvements and small fixes</text:p>
          </table:table-cell>
          <table:table-cell table:number-columns-repeated="62"/>
        </table:table-row>
        <table:table-row table:style-name="ro1">
          <table:table-cell/>
          <table:table-cell table:style-name="ce4"/>
          <table:table-cell table:number-columns-repeated="62"/>
        </table:table-row>
      </table:table>
      <table:table table:name="Function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8" table:default-cell-style-name="Default"/>
        <table:table-row table:style-name="ro2">
          <table:table-cell table:style-name="ce11" office:value-type="string" calcext:value-type="string">
            <text:p>Implemented</text:p>
          </table:table-cell>
          <table:table-cell table:style-name="ce11" office:value-type="string" calcext:value-type="string">
            <text:p>Has ArgInfo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Mapped Method</text:p>
          </table:table-cell>
          <table:table-cell table:style-name="ce11" office:value-type="string" calcext:value-type="string">
            <text:p>Implementation Comment</text:p>
          </table:table-cell>
          <table:table-cell table:style-name="ce11" office:value-type="string" calcext:value-type="string">
            <text:p>Function Comment</text:p>
          </table:table-cell>
          <table:table-cell table:style-name="ce11" table:number-columns-repeated="58"/>
        </table:table-row>
        <table:table-row table:style-name="ro3">
          <table:table-cell table:style-name="ce12" table:number-columns-repeated="2"/>
          <table:table-cell table:style-name="ce13" office:value-type="string" calcext:value-type="string">
            <text:p>Window-related functions</text:p>
          </table:table-cell>
          <table:table-cell/>
          <table:table-cell table:style-name="ce12" table:number-columns-repeated="6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InitWindow(int width, int height, const char *title);</text:p>
          </table:table-cell>
          <table:table-cell office:value-type="string" calcext:value-type="string">
            <text:p>raylib\Window::init()</text:p>
          </table:table-cell>
          <table:table-cell/>
          <table:table-cell office:value-type="string" calcext:value-type="string">
            <text:p>Initialize window an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WindowShouldClose(void);</text:p>
          </table:table-cell>
          <table:table-cell office:value-type="string" calcext:value-type="string">
            <text:p>raylib\Window::shouldClose() : bool</text:p>
          </table:table-cell>
          <table:table-cell/>
          <table:table-cell office:value-type="string" calcext:value-type="string">
            <text:p>Check if KEY_ESCAPE pressed or Close icon pr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oseWindow(void);</text:p>
          </table:table-cell>
          <table:table-cell office:value-type="string" calcext:value-type="string">
            <text:p>raylib\Window::close()</text:p>
          </table:table-cell>
          <table:table-cell/>
          <table:table-cell office:value-type="string" calcext:value-type="string">
            <text:p>Close window and unload OpenGL contex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ady(void);</text:p>
          </table:table-cell>
          <table:table-cell office:value-type="string" calcext:value-type="string">
            <text:p>raylib\Window::isReady() : bool</text:p>
          </table:table-cell>
          <table:table-cell/>
          <table:table-cell office:value-type="string" calcext:value-type="string">
            <text:p>Check if window has been initialized successful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ullscreen(void);</text:p>
          </table:table-cell>
          <table:table-cell office:value-type="string" calcext:value-type="string">
            <text:p>raylib\Window::isWindowFullscreen()</text:p>
          </table:table-cell>
          <table:table-cell/>
          <table:table-cell office:value-type="string" calcext:value-type="string">
            <text:p>Check if window is currently fullscre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Hidden(void);</text:p>
          </table:table-cell>
          <table:table-cell office:value-type="string" calcext:value-type="string">
            <text:p>raylib\Window::isHidden() : bool</text:p>
          </table:table-cell>
          <table:table-cell/>
          <table:table-cell office:value-type="string" calcext:value-type="string">
            <text:p>Check if window is currently hidd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inimized(void);</text:p>
          </table:table-cell>
          <table:table-cell office:value-type="string" calcext:value-type="string">
            <text:p>raylib\Window::isMinimized() : bool</text:p>
          </table:table-cell>
          <table:table-cell/>
          <table:table-cell office:value-type="string" calcext:value-type="string">
            <text:p>Check if window is currently min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Maximized(void);</text:p>
          </table:table-cell>
          <table:table-cell office:value-type="string" calcext:value-type="string">
            <text:p>raylib\Window::isMaximized() : bool</text:p>
          </table:table-cell>
          <table:table-cell/>
          <table:table-cell office:value-type="string" calcext:value-type="string">
            <text:p>Check if window is currently 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Focused(void);</text:p>
          </table:table-cell>
          <table:table-cell office:value-type="string" calcext:value-type="string">
            <text:p>raylib\Window::isFocused() : bool</text:p>
          </table:table-cell>
          <table:table-cell/>
          <table:table-cell office:value-type="string" calcext:value-type="string">
            <text:p>Check if window is currently focus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Resized(void);</text:p>
          </table:table-cell>
          <table:table-cell office:value-type="string" calcext:value-type="string">
            <text:p>raylib\Window::isResized() : bool</text:p>
          </table:table-cell>
          <table:table-cell/>
          <table:table-cell office:value-type="string" calcext:value-type="string">
            <text:p>Check if window has been resized last fra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WindowState(unsigned int flag);</text:p>
          </table:table-cell>
          <table:table-cell office:value-type="string" calcext:value-type="string">
            <text:p>raylib\Window::isState(int $flags) : bool</text:p>
          </table:table-cell>
          <table:table-cell/>
          <table:table-cell office:value-type="string" calcext:value-type="string">
            <text:p>Check if one specific window flag is enabl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tate(unsigned int flags);</text:p>
          </table:table-cell>
          <table:table-cell office:value-type="string" calcext:value-type="string">
            <text:p>raylib\Window::setState(int $flags)</text:p>
          </table:table-cell>
          <table:table-cell/>
          <table:table-cell office:value-type="string" calcext:value-type="string">
            <text:p>Set window configuration state using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ClearWindowState(unsigned int flags);</text:p>
          </table:table-cell>
          <table:table-cell office:value-type="string" calcext:value-type="string">
            <text:p>raylib\Window::clearState(int $flags)</text:p>
          </table:table-cell>
          <table:table-cell/>
          <table:table-cell office:value-type="string" calcext:value-type="string">
            <text:p>Clear window configuration state fla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ToggleFullscreen(void);</text:p>
          </table:table-cell>
          <table:table-cell office:value-type="string" calcext:value-type="string">
            <text:p>raylib\Window::toggleFullscreen()</text:p>
          </table:table-cell>
          <table:table-cell/>
          <table:table-cell office:value-type="string" calcext:value-type="string">
            <text:p>Toggle window state: fullscreen/window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aximizeWindow(void);</text:p>
          </table:table-cell>
          <table:table-cell office:value-type="string" calcext:value-type="string">
            <text:p>raylib\Window::maximize()</text:p>
          </table:table-cell>
          <table:table-cell/>
          <table:table-cell office:value-type="string" calcext:value-type="string">
            <text:p>Set window state: max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MinimizeWindow(void);</text:p>
          </table:table-cell>
          <table:table-cell office:value-type="string" calcext:value-type="string">
            <text:p>raylib\Window::minimize()</text:p>
          </table:table-cell>
          <table:table-cell/>
          <table:table-cell office:value-type="string" calcext:value-type="string">
            <text:p>Set window state: minimized, if resizable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RestoreWindow(void);</text:p>
          </table:table-cell>
          <table:table-cell office:value-type="string" calcext:value-type="string">
            <text:p>raylib\Window::restore()</text:p>
          </table:table-cell>
          <table:table-cell/>
          <table:table-cell office:value-type="string" calcext:value-type="string">
            <text:p>Set window state: not minimized/maximized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Icon(Image image);</text:p>
          </table:table-cell>
          <table:table-cell office:value-type="string" calcext:value-type="string">
            <text:p>raylib\Window::setIcon(\raylib\Image $image)</text:p>
          </table:table-cell>
          <table:table-cell/>
          <table:table-cell office:value-type="string" calcext:value-type="string">
            <text:p>Set icon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Title(const char *title);</text:p>
          </table:table-cell>
          <table:table-cell office:value-type="string" calcext:value-type="string">
            <text:p>raylib\Window::setTitle(string $title)</text:p>
          </table:table-cell>
          <table:table-cell/>
          <table:table-cell office:value-type="string" calcext:value-type="string">
            <text:p>Set title for window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Position(int x, int y);</text:p>
          </table:table-cell>
          <table:table-cell office:value-type="string" calcext:value-type="string">
            <text:p>raylib\Window::setPosition(int $x, int $y)</text:p>
          </table:table-cell>
          <table:table-cell/>
          <table:table-cell office:value-type="string" calcext:value-type="string">
            <text:p>Set window position on screen (only PLATFORM_DESKTOP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onitor(int monitor);</text:p>
          </table:table-cell>
          <table:table-cell office:value-type="string" calcext:value-type="string">
            <text:p>raylib\Window::setMonitor(int $monitor)</text:p>
          </table:table-cell>
          <table:table-cell/>
          <table:table-cell office:value-type="string" calcext:value-type="string">
            <text:p>Set monitor for the current window (fullscreen mod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MinSize(int width, int height);</text:p>
          </table:table-cell>
          <table:table-cell office:value-type="string" calcext:value-type="string">
            <text:p>raylib\Window::setMinSize(int $width, int $height)</text:p>
          </table:table-cell>
          <table:table-cell/>
          <table:table-cell office:value-type="string" calcext:value-type="string">
            <text:p>Set window minimum dimensions (for FLAG_WINDOW_RESIZABLE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WindowSize(int width, int height);</text:p>
          </table:table-cell>
          <table:table-cell office:value-type="string" calcext:value-type="string">
            <text:p>raylib\Window::setSize(int $width, int $height)</text:p>
          </table:table-cell>
          <table:table-cell/>
          <table:table-cell office:value-type="string" calcext:value-type="string">
            <text:p>Set window dimens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GetWindowHandle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annot Implement</text:p>
          </table:table-cell>
          <table:table-cell office:value-type="string" calcext:value-type="string">
            <text:p>Get native window hand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Width(void);</text:p>
          </table:table-cell>
          <table:table-cell office:value-type="string" calcext:value-type="string">
            <text:p>raylib\Window::getScreenWidth() : int </text:p>
          </table:table-cell>
          <table:table-cell/>
          <table:table-cell office:value-type="string" calcext:value-type="string">
            <text:p>Get current screen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ScreenHeight(void);</text:p>
          </table:table-cell>
          <table:table-cell office:value-type="string" calcext:value-type="string">
            <text:p>raylib\Window::getScreenHeight() : int </text:p>
          </table:table-cell>
          <table:table-cell/>
          <table:table-cell office:value-type="string" calcext:value-type="string">
            <text:p>Get current screen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Count(void);</text:p>
          </table:table-cell>
          <table:table-cell office:value-type="string" calcext:value-type="string">
            <text:p>raylib\Window::getMonitorCount() : int </text:p>
          </table:table-cell>
          <table:table-cell/>
          <table:table-cell office:value-type="string" calcext:value-type="string">
            <text:p>Get number of connected monit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MonitorPosition(int monitor);</text:p>
          </table:table-cell>
          <table:table-cell office:value-type="string" calcext:value-type="string">
            <text:p>raylib\Window::getMonitorPosition(int $monitor) : \raylib\Vector2</text:p>
          </table:table-cell>
          <table:table-cell/>
          <table:table-cell office:value-type="string" calcext:value-type="string">
            <text:p>Get specified monitor posi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Width(int monitor);</text:p>
          </table:table-cell>
          <table:table-cell office:value-type="string" calcext:value-type="string">
            <text:p>raylib\Window::getMonitorWidth(int $monitor) : int </text:p>
          </table:table-cell>
          <table:table-cell/>
          <table:table-cell office:value-type="string" calcext:value-type="string">
            <text:p>Get specified monitor widt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Height(int monitor);</text:p>
          </table:table-cell>
          <table:table-cell office:value-type="string" calcext:value-type="string">
            <text:p>raylib\Window::getMonitorHeight(int $monitor) : int </text:p>
          </table:table-cell>
          <table:table-cell/>
          <table:table-cell office:value-type="string" calcext:value-type="string">
            <text:p>Get specified monitor h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Width(int monitor);</text:p>
          </table:table-cell>
          <table:table-cell office:value-type="string" calcext:value-type="string">
            <text:p>raylib\Window::getMonitorPhysicalWidth(int $monitor) : int </text:p>
          </table:table-cell>
          <table:table-cell/>
          <table:table-cell office:value-type="string" calcext:value-type="string">
            <text:p>Get specified monitor physical width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PhysicalHeight(int monitor);</text:p>
          </table:table-cell>
          <table:table-cell office:value-type="string" calcext:value-type="string">
            <text:p>raylib\Window::getMonitorPhysicalHeight(int $monitor) : int </text:p>
          </table:table-cell>
          <table:table-cell/>
          <table:table-cell office:value-type="string" calcext:value-type="string">
            <text:p>Get specified monitor physical height in millimet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t GetMonitorRefreshRate(int monitor);</text:p>
          </table:table-cell>
          <table:table-cell office:value-type="string" calcext:value-type="string">
            <text:p>raylib\Window::getMonitorRefreshRate(int $monitor) : int </text:p>
          </table:table-cell>
          <table:table-cell/>
          <table:table-cell office:value-type="string" calcext:value-type="string">
            <text:p>Get specified monitor refresh ra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Position(void);</text:p>
          </table:table-cell>
          <table:table-cell office:value-type="string" calcext:value-type="string">
            <text:p>raylib\Window::getPosition() : \raylib\Vector2</text:p>
          </table:table-cell>
          <table:table-cell/>
          <table:table-cell office:value-type="string" calcext:value-type="string">
            <text:p>Get window position XY on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ector2 GetWindowScaleDPI(void);</text:p>
          </table:table-cell>
          <table:table-cell office:value-type="string" calcext:value-type="string">
            <text:p>raylib\Window::getScaleDPI() : \raylib\Vector2</text:p>
          </table:table-cell>
          <table:table-cell/>
          <table:table-cell office:value-type="string" calcext:value-type="string">
            <text:p>Get window scale DPI fac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MonitorName(int monitor);</text:p>
          </table:table-cell>
          <table:table-cell office:value-type="string" calcext:value-type="string">
            <text:p>raylib\Window::getMonitorName(int $monitor) : string</text:p>
          </table:table-cell>
          <table:table-cell/>
          <table:table-cell office:value-type="string" calcext:value-type="string">
            <text:p>Get the human-readable, UTF-8 encoded name of the primary monit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etClipboardText(const char *text);</text:p>
          </table:table-cell>
          <table:table-cell office:value-type="string" calcext:value-type="string">
            <text:p>raylib\Window::setClipboardText(string $text)</text:p>
          </table:table-cell>
          <table:table-cell/>
          <table:table-cell office:value-type="string" calcext:value-type="string">
            <text:p>Set clipboard text conten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nst char *GetClipboardText(void);</text:p>
          </table:table-cell>
          <table:table-cell office:value-type="string" calcext:value-type="string">
            <text:p>raylib\Window::getClipboardText() : string</text:p>
          </table:table-cell>
          <table:table-cell/>
          <table:table-cell office:value-type="string" calcext:value-type="string">
            <text:p>Get clipboard text cont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Cursor-related functions <text:s text:c="8"/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ShowCursor(void);</text:p>
          </table:table-cell>
          <table:table-cell office:value-type="string" calcext:value-type="string">
            <text:p>raylib\Cursor::show()</text:p>
          </table:table-cell>
          <table:table-cell/>
          <table:table-cell office:value-type="string" calcext:value-type="string">
            <text:p>Show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HideCursor(void);</text:p>
          </table:table-cell>
          <table:table-cell office:value-type="string" calcext:value-type="string">
            <text:p>raylib\Cursor::hide()</text:p>
          </table:table-cell>
          <table:table-cell/>
          <table:table-cell office:value-type="string" calcext:value-type="string">
            <text:p>Hides curs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Hidden(void);</text:p>
          </table:table-cell>
          <table:table-cell office:value-type="string" calcext:value-type="string">
            <text:p>raylib\Cursor::isHidden()</text:p>
          </table:table-cell>
          <table:table-cell/>
          <table:table-cell office:value-type="string" calcext:value-type="string">
            <text:p>Check if cursor is not visi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EnableCursor(void);</text:p>
          </table:table-cell>
          <table:table-cell office:value-type="string" calcext:value-type="string">
            <text:p>raylib\Cursor::enable()</text:p>
          </table:table-cell>
          <table:table-cell/>
          <table:table-cell office:value-type="string" calcext:value-type="string">
            <text:p>Enables cursor (un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void DisableCursor(void);</text:p>
          </table:table-cell>
          <table:table-cell office:value-type="string" calcext:value-type="string">
            <text:p>raylib\Cursor::disable()</text:p>
          </table:table-cell>
          <table:table-cell/>
          <table:table-cell office:value-type="string" calcext:value-type="string">
            <text:p>Disables cursor (lock cursor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ool IsCursorOnScreen(void)</text:p>
          </table:table-cell>
          <table:table-cell office:value-type="string" calcext:value-type="string">
            <text:p>raylin\Cursor::isOnScreen()</text:p>
          </table:table-cell>
          <table:table-cell/>
          <table:table-cell office:value-type="string" calcext:value-type="string">
            <text:p>Check if cursor is on the current screen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7" office:value-type="string" calcext:value-type="string">
            <text:p>Drawing-related functions <text:s text:c="11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ClearBackground(Color color);</text:p>
          </table:table-cell>
          <table:table-cell office:value-type="string" calcext:value-type="string">
            <text:p>raylib\Draw::clearBackground(raylib\Color $color)</text:p>
          </table:table-cell>
          <table:table-cell/>
          <table:table-cell office:value-type="string" calcext:value-type="string">
            <text:p>Set background color (framebuffer clear col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Drawing(void);</text:p>
          </table:table-cell>
          <table:table-cell office:value-type="string" calcext:value-type="string">
            <text:p>raylib\Draw::begin()</text:p>
          </table:table-cell>
          <table:table-cell/>
          <table:table-cell office:value-type="string" calcext:value-type="string">
            <text:p>Setup canvas (framebuffer) to start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Drawing(void);</text:p>
          </table:table-cell>
          <table:table-cell office:value-type="string" calcext:value-type="string">
            <text:p>raylib\Draw::end()</text:p>
          </table:table-cell>
          <table:table-cell/>
          <table:table-cell office:value-type="string" calcext:value-type="string">
            <text:p>End canvas drawing and swap buffers (double buff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2D(Camera2D camera);</text:p>
          </table:table-cell>
          <table:table-cell office:value-type="string" calcext:value-type="string">
            <text:p>raylib\Draw::beginMode2d(raylib\Camera2D $camera2d)</text:p>
          </table:table-cell>
          <table:table-cell/>
          <table:table-cell office:value-type="string" calcext:value-type="string">
            <text:p>Initialize 2D mode with custom camera (2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2D(void);</text:p>
          </table:table-cell>
          <table:table-cell office:value-type="string" calcext:value-type="string">
            <text:p>raylib\Draw::endMode2d()</text:p>
          </table:table-cell>
          <table:table-cell/>
          <table:table-cell office:value-type="string" calcext:value-type="string">
            <text:p>Ends 2D mode with custom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Mode3D(Camera3D camera);</text:p>
          </table:table-cell>
          <table:table-cell office:value-type="string" calcext:value-type="string">
            <text:p>raylib\Draw::beginMode3d(raylib\Camera3D camera3d)</text:p>
          </table:table-cell>
          <table:table-cell/>
          <table:table-cell office:value-type="string" calcext:value-type="string">
            <text:p>Initializes 3D mode with custom camera (3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Mode3D(void);</text:p>
          </table:table-cell>
          <table:table-cell office:value-type="string" calcext:value-type="string">
            <text:p>raylib\Draw::endMode3d()</text:p>
          </table:table-cell>
          <table:table-cell/>
          <table:table-cell office:value-type="string" calcext:value-type="string">
            <text:p>Ends 3D mode and returns to default 2D orthographic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TextureMode(RenderTexture2D target);</text:p>
          </table:table-cell>
          <table:table-cell office:value-type="string" calcext:value-type="string">
            <text:p>raylib\RenderTexture-&gt;begin()</text:p>
          </table:table-cell>
          <table:table-cell/>
          <table:table-cell office:value-type="string" calcext:value-type="string">
            <text:p>Initializes render texture fo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TextureMode(void);</text:p>
          </table:table-cell>
          <table:table-cell office:value-type="string" calcext:value-type="string">
            <text:p>raylib\RenderTexture-&gt;end()</text:p>
          </table:table-cell>
          <table:table-cell/>
          <table:table-cell office:value-type="string" calcext:value-type="string">
            <text:p>Ends drawing to rende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ScissorMode(int x, int y, int width, int height);</text:p>
          </table:table-cell>
          <table:table-cell office:value-type="string" calcext:value-type="string">
            <text:p>raylib\Draw::beginScissorMode()</text:p>
          </table:table-cell>
          <table:table-cell/>
          <table:table-cell office:value-type="string" calcext:value-type="string">
            <text:p>Begin scissor mode (define screen area for following draw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cissorMode(void);</text:p>
          </table:table-cell>
          <table:table-cell office:value-type="string" calcext:value-type="string">
            <text:p>raylib\Draw::endScissorMode()</text:p>
          </table:table-cell>
          <table:table-cell/>
          <table:table-cell office:value-type="string" calcext:value-type="string">
            <text:p>End scissor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creen-space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ay GetMouseRay(Vector2 mouse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a ray trace from mous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(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transform matrix (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CameraMatrix2D(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camera 2d transform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(Vector3 position, Camera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Ex(Vector3 position, Camera camera, int width, int he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size position for a 3d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WorldToScreen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screen space position for a 2d camera world space posi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ScreenToWorld2D(Vector2 position, Camera2D 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he world space position for a 2d camera screen space posi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iming-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argetFPS(int fps);</text:p>
          </table:table-cell>
          <table:table-cell office:value-type="string" calcext:value-type="string">
            <text:p>raylib\Timming::setTargetFPS(int $fps)</text:p>
          </table:table-cell>
          <table:table-cell/>
          <table:table-cell office:value-type="string" calcext:value-type="string">
            <text:p>Set target FPS (maxim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FPS(void);</text:p>
          </table:table-cell>
          <table:table-cell office:value-type="string" calcext:value-type="string">
            <text:p>raylib\Timming::getFPS() : int</text:p>
          </table:table-cell>
          <table:table-cell/>
          <table:table-cell office:value-type="string" calcext:value-type="string">
            <text:p>Return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FrameTime(void);</text:p>
          </table:table-cell>
          <table:table-cell office:value-type="string" calcext:value-type="string">
            <text:p>raylib\Timming::getFrameTime() : float</text:p>
          </table:table-cell>
          <table:table-cell/>
          <table:table-cell office:value-type="string" calcext:value-type="string">
            <text:p>Returns time in seconds for last frame draw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ouble GetTime(void);</text:p>
          </table:table-cell>
          <table:table-cell office:value-type="string" calcext:value-type="string">
            <text:p>raylib\Timming::getTime() : float</text:p>
          </table:table-cell>
          <table:table-cell/>
          <table:table-cell office:value-type="string" calcext:value-type="string">
            <text:p>Returns elapsed time in seconds since InitWindow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Misc. functions <text:s text:c="9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onfigFlags(unsigned int flags);</text:p>
          </table:table-cell>
          <table:table-cell office:value-type="string" calcext:value-type="string">
            <text:p>\raylib\SetConfigFlags(int $flags)</text:p>
          </table:table-cell>
          <table:table-cell/>
          <table:table-cell office:value-type="string" calcext:value-type="string">
            <text:p>Setup init configuration flags (view FLAG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TraceLogLevel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curren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Exit(int log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the exit threshold (minimum) log lev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raceLogCallback(TraceLogCallback callback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a trace log callback to enable custom logg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raceLog(int logType, const char *text, ...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how trace log messages (LOG_DEBUG, LOG_INFO, LOG_WARNING, LOG_ERRO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2"/>
          <table:table-cell office:value-type="string" calcext:value-type="string">
            <text:p><text:s text:c="12"/>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*MemAlloc(int siz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alloca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mFree(void *pt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Internal memory fre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akeScreenshot(const char *fileName);</text:p>
          </table:table-cell>
          <table:table-cell office:value-type="string" calcext:value-type="string">
            <text:p>\raylib\TakeScreenshot(string $fileName)</text:p>
          </table:table-cell>
          <table:table-cell/>
          <table:table-cell office:value-type="string" calcext:value-type="string">
            <text:p>Takes a screenshot of current screen (saved a .p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RandomValue(int min, int max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rand()</text:p>
          </table:table-cell>
          <table:table-cell office:value-type="string" calcext:value-type="string">
            <text:p>Returns a random value between min and max (both included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ile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unsigned char *LoadFileData(const char *fileName, unsigned int *bytesRea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file data as byte array (rea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Data(unsigned char *data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data allocated by LoadFileData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Data(const char *fileName, void *data, unsigned int bytesToWrit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data to file from byte array (write)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LoadFileText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get_contents()</text:p>
          </table:table-cell>
          <table:table-cell office:value-type="string" calcext:value-type="string">
            <text:p>Load text data from file (read), returns a '\0' terminat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ileText(unsigned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Unload file text data allocated by LoadFileText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SaveFileText(const char *fileName, char *t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put_contents()</text:p>
          </table:table-cell>
          <table:table-cell office:value-type="string" calcext:value-type="string">
            <text:p>Save text data to file (write), string must be '\0' terminated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FileExists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file_exists()</text:p>
          </table:table-cell>
          <table:table-cell office:value-type="string" calcext:value-type="string">
            <text:p>Check if file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DirectoryExists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ee is_dir()</text:p>
          </table:table-cell>
          <table:table-cell office:value-type="string" calcext:value-type="string">
            <text:p>Check if a directory path exis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Extension(const char *fileName, const char *ex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heck file extension (including point: .png, .wav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Extension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extension for a filename string (including point: ".png"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ointer to filename for a path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FileNameWithoutExt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ilename string without extension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DirectoryPath(const char *file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full path for a given fileName with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PrevDirectoryPath(const char *dirPath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pathinfo.php or SplFileInfo</text:p>
          </table:table-cell>
          <table:table-cell office:value-type="string" calcext:value-type="string">
            <text:p>Get previous directory path for a given path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WorkingDirectory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getcwd.php</text:p>
          </table:table-cell>
          <table:table-cell office:value-type="string" calcext:value-type="string">
            <text:p>Get current working directory (uses static st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irectoryFiles(const char *dirPath, int *coun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dir.php</text:p>
          </table:table-cell>
          <table:table-cell office:value-type="string" calcext:value-type="string">
            <text:p>Get filenames in a directory path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irectoryFiles(void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Clear directory files paths buffers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angeDirectory(const char *dir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chdir.php</text:p>
          </table:table-cell>
          <table:table-cell office:value-type="string" calcext:value-type="string">
            <text:p>Change working directory, return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FileDropp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file has been dropped into window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*GetDroppedFiles(int *cou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dropped files names (memory should be fre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earDroppedFiles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lear dropped files paths buffer (free memory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long GetFileModTime(const char *fileNam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http://php.net/manual/en/function.filemtime.php</text:p>
          </table:table-cell>
          <table:table-cell office:value-type="string" calcext:value-type="string">
            <text:p>Get file modification time (last write tim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unsigned char *CompressData(unsigned char *data, int dataLength, int *compDataLength);</text:p>
          </table:table-cell>
          <table:table-cell/>
          <table:table-cell office:value-type="string" calcext:value-type="string">
            <text:p>http://php.net/manual/en/function.gzdeflate.php</text:p>
          </table:table-cell>
          <table:table-cell office:value-type="string" calcext:value-type="string">
            <text:p>Compress data (DEFLATE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char *DecompressData(unsigned char *compData, int compDataLength, int *dataLength);</text:p>
          </table:table-cell>
          <table:table-cell/>
          <table:table-cell office:value-type="string" calcext:value-type="string">
            <text:p>http://php.net/manual/en/function.gzinflate.php</text:p>
          </table:table-cell>
          <table:table-cell office:value-type="string" calcext:value-type="string">
            <text:p>Decompress data (DEFLATE algorith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keyboar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KeyPressed(int key);</text:p>
          </table:table-cell>
          <table:table-cell office:value-type="string" calcext:value-type="string">
            <text:p>raylib\Input\Key::isPressed(int $key) : bool</text:p>
          </table:table-cell>
          <table:table-cell/>
          <table:table-cell office:value-type="string" calcext:value-type="string">
            <text:p>Detect if a key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Down(int key);</text:p>
          </table:table-cell>
          <table:table-cell office:value-type="string" calcext:value-type="string">
            <text:p>raylib\Input\Key::isDown(int $key) : bool</text:p>
          </table:table-cell>
          <table:table-cell/>
          <table:table-cell office:value-type="string" calcext:value-type="string">
            <text:p>Detect if a key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Released(int key);</text:p>
          </table:table-cell>
          <table:table-cell office:value-type="string" calcext:value-type="string">
            <text:p>raylib\Input\Key::isReleased(int $key) : bool</text:p>
          </table:table-cell>
          <table:table-cell/>
          <table:table-cell office:value-type="string" calcext:value-type="string">
            <text:p>Detect if a key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KeyUp(int key);</text:p>
          </table:table-cell>
          <table:table-cell office:value-type="string" calcext:value-type="string">
            <text:p>raylib\Input\Key::isUp(int $key) : bool</text:p>
          </table:table-cell>
          <table:table-cell/>
          <table:table-cell office:value-type="string" calcext:value-type="string">
            <text:p>Detect if a key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ExitKey(int key);</text:p>
          </table:table-cell>
          <table:table-cell office:value-type="string" calcext:value-type="string">
            <text:p>raylib\Input\Key::setExit(int $key)</text:p>
          </table:table-cell>
          <table:table-cell/>
          <table:table-cell office:value-type="string" calcext:value-type="string">
            <text:p>Set a custom key to exit program (default is ESC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KeyPressed(void);</text:p>
          </table:table-cell>
          <table:table-cell office:value-type="string" calcext:value-type="string">
            <text:p>raylib\Input\Key::getPressed() : int</text:p>
          </table:table-cell>
          <table:table-cell/>
          <table:table-cell office:value-type="string" calcext:value-type="string">
            <text:p>Get key pressed (keycode), call it multiple times for keys queu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harPressed(void);</text:p>
          </table:table-cell>
          <table:table-cell office:value-type="string" calcext:value-type="string">
            <text:p>raylib\Input\Key::getKeyPressed() : int</text:p>
          </table:table-cell>
          <table:table-cell/>
          <table:table-cell office:value-type="string" calcext:value-type="string">
            <text:p>Get char pressed (unicode), call it multiple times for chars queu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gamepad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GamepadAvailable(int gamepad);</text:p>
          </table:table-cell>
          <table:table-cell office:value-type="string" calcext:value-type="string">
            <text:p>raylib\Input\Gamepad::isAvailable(int $gamepad) : bool</text:p>
          </table:table-cell>
          <table:table-cell/>
          <table:table-cell office:value-type="string" calcext:value-type="string">
            <text:p>Detect if a gamepad is availab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Name(int gamepad, const char *name);</text:p>
          </table:table-cell>
          <table:table-cell office:value-type="string" calcext:value-type="string">
            <text:p>raylib\Input\Gamepad::isName(int $gamepad) : bool</text:p>
          </table:table-cell>
          <table:table-cell/>
          <table:table-cell office:value-type="string" calcext:value-type="string">
            <text:p>Check gamepad name (if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GetGamepadName(int gamepad);</text:p>
          </table:table-cell>
          <table:table-cell office:value-type="string" calcext:value-type="string">
            <text:p>raylib\Input\Gamepad::getName(int $gamepad) : string</text:p>
          </table:table-cell>
          <table:table-cell/>
          <table:table-cell office:value-type="string" calcext:value-type="string">
            <text:p>Return gamepad internal name i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Pressed(int gamepad, int button);</text:p>
          </table:table-cell>
          <table:table-cell office:value-type="string" calcext:value-type="string">
            <text:p>raylib\Input\Gamepad::isButtonPressed(int $gamepad, int $button) : bool</text:p>
          </table:table-cell>
          <table:table-cell/>
          <table:table-cell office:value-type="string" calcext:value-type="string">
            <text:p>Detect if a gamepad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Down(int gamepad, int button);</text:p>
          </table:table-cell>
          <table:table-cell office:value-type="string" calcext:value-type="string">
            <text:p>raylib\Input\Gamepad::isButtonDown(int $gamepad, int $button) : bool</text:p>
          </table:table-cell>
          <table:table-cell/>
          <table:table-cell office:value-type="string" calcext:value-type="string">
            <text:p>Detect if a gamepad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Released(int gamepad, int button);</text:p>
          </table:table-cell>
          <table:table-cell office:value-type="string" calcext:value-type="string">
            <text:p>raylib\Input\Gamepad::isButtonReleased(int $gamepad, int $button) : bool</text:p>
          </table:table-cell>
          <table:table-cell/>
          <table:table-cell office:value-type="string" calcext:value-type="string">
            <text:p>Detect if a gamepad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amepadButtonUp(int gamepad, int button);</text:p>
          </table:table-cell>
          <table:table-cell office:value-type="string" calcext:value-type="string">
            <text:p>raylib\Input\Gamepad::isButtonUp(int $gamepad, int $button) : bool</text:p>
          </table:table-cell>
          <table:table-cell/>
          <table:table-cell office:value-type="string" calcext:value-type="string">
            <text:p>Detect if a gamepad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ButtonPressed(void);</text:p>
          </table:table-cell>
          <table:table-cell office:value-type="string" calcext:value-type="string">
            <text:p>raylib\Input\Gamepad::getButtonPressed() : int</text:p>
          </table:table-cell>
          <table:table-cell/>
          <table:table-cell office:value-type="string" calcext:value-type="string">
            <text:p>Get the last gamepad button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amepadAxisCount(int gamepad);</text:p>
          </table:table-cell>
          <table:table-cell office:value-type="string" calcext:value-type="string">
            <text:p>raylib\Input\Gamepad::getAxisCount(int $gamepad) : int</text:p>
          </table:table-cell>
          <table:table-cell/>
          <table:table-cell office:value-type="string" calcext:value-type="string">
            <text:p>Return gamepad axis count for a gamepa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amepadAxisMovement(int gamepad, int axis);</text:p>
          </table:table-cell>
          <table:table-cell office:value-type="string" calcext:value-type="string">
            <text:p>raylib\Input\Gamepad::getAxisMovement(int $gamepad, int $axis) : float</text:p>
          </table:table-cell>
          <table:table-cell/>
          <table:table-cell office:value-type="string" calcext:value-type="string">
            <text:p>Return axis movement value for a gamepad axi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mous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IsMouseButtonPressed(int button);</text:p>
          </table:table-cell>
          <table:table-cell office:value-type="string" calcext:value-type="string">
            <text:p>raylib\Input\Mouse::isButtonPressed(int $button) : bool</text:p>
          </table:table-cell>
          <table:table-cell/>
          <table:table-cell office:value-type="string" calcext:value-type="string">
            <text:p>Detect if a mouse button has been pres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Down(int button);</text:p>
          </table:table-cell>
          <table:table-cell office:value-type="string" calcext:value-type="string">
            <text:p>raylib\Input\Mouse::isButtonDown(int $button) : bool</text:p>
          </table:table-cell>
          <table:table-cell/>
          <table:table-cell office:value-type="string" calcext:value-type="string">
            <text:p>Detect if a mouse button is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Released(int button);</text:p>
          </table:table-cell>
          <table:table-cell office:value-type="string" calcext:value-type="string">
            <text:p>raylib\Input\Mouse::isButtonReleased(int $button) : bool</text:p>
          </table:table-cell>
          <table:table-cell/>
          <table:table-cell office:value-type="string" calcext:value-type="string">
            <text:p>Detect if a mouse button has been released o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useButtonUp(int button);</text:p>
          </table:table-cell>
          <table:table-cell office:value-type="string" calcext:value-type="string">
            <text:p>raylib\Input\Mouse::isButtonUp(int $button) : bool</text:p>
          </table:table-cell>
          <table:table-cell/>
          <table:table-cell office:value-type="string" calcext:value-type="string">
            <text:p>Detect if a mouse button is NOT being press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X(void);</text:p>
          </table:table-cell>
          <table:table-cell office:value-type="string" calcext:value-type="string">
            <text:p>raylib\Input\Mouse::getX() : int</text:p>
          </table:table-cell>
          <table:table-cell/>
          <table:table-cell office:value-type="string" calcext:value-type="string">
            <text:p>Returns mouse position 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Y(void);</text:p>
          </table:table-cell>
          <table:table-cell office:value-type="string" calcext:value-type="string">
            <text:p>raylib\Input\Mouse::getY() : int</text:p>
          </table:table-cell>
          <table:table-cell/>
          <table:table-cell office:value-type="string" calcext:value-type="string">
            <text:p>Returns mouse position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MousePosition(void);</text:p>
          </table:table-cell>
          <table:table-cell office:value-type="string" calcext:value-type="string">
            <text:p>raylib\Input\Mouse::getPosition() : Vector2</text:p>
          </table:table-cell>
          <table:table-cell/>
          <table:table-cell office:value-type="string" calcext:value-type="string">
            <text:p>Returns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Position(int x, int y);</text:p>
          </table:table-cell>
          <table:table-cell office:value-type="string" calcext:value-type="string">
            <text:p>raylib\Input\Mouse::setPosition(int $x, int $y)</text:p>
          </table:table-cell>
          <table:table-cell/>
          <table:table-cell office:value-type="string" calcext:value-type="string">
            <text:p>Set mouse position X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Offset(int offsetX, int offsetY);</text:p>
          </table:table-cell>
          <table:table-cell office:value-type="string" calcext:value-type="string">
            <text:p>raylib\Input\Mouse::setOffset(int $offsetX, int $offsetY)</text:p>
          </table:table-cell>
          <table:table-cell/>
          <table:table-cell office:value-type="string" calcext:value-type="string">
            <text:p>Set mouse offse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Scale(float scaleX, float scaleY);</text:p>
          </table:table-cell>
          <table:table-cell office:value-type="string" calcext:value-type="string">
            <text:p>raylib\Input\Mouse::setScale(float $scaleX, float $scaleY)</text:p>
          </table:table-cell>
          <table:table-cell/>
          <table:table-cell office:value-type="string" calcext:value-type="string">
            <text:p>Set mouse scal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ouseWheelMove(void);</text:p>
          </table:table-cell>
          <table:table-cell office:value-type="string" calcext:value-type="string">
            <text:p>raylib\Input\Mouse::getWheelMove() : float</text:p>
          </table:table-cell>
          <table:table-cell/>
          <table:table-cell office:value-type="string" calcext:value-type="string">
            <text:p>Returns mouse wheel movement 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MouseCursor(void);</text:p>
          </table:table-cell>
          <table:table-cell office:value-type="string" calcext:value-type="string">
            <text:p>raylib\Input\Mouse::getCursor() : int</text:p>
          </table:table-cell>
          <table:table-cell/>
          <table:table-cell office:value-type="string" calcext:value-type="string">
            <text:p>Returns mouse cursor if (MouseCursor enu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useCursor(int cursor);</text:p>
          </table:table-cell>
          <table:table-cell office:value-type="string" calcext:value-type="string">
            <text:p>raylib\Input\Mouse::setCursor(int $cursor)</text:p>
          </table:table-cell>
          <table:table-cell/>
          <table:table-cell office:value-type="string" calcext:value-type="string">
            <text:p>Set mouse curs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nput-related functions: touch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TouchX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Y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Y for touch point 0 (relative to screen siz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TouchPosition(int index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Returns touch position XY for a touch point index (relative to screen size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Gestures and Touch Handling Functions (Module: gesture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GesturesEnabled(unsigned int gestureFlag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Enable a set of gestures using fla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GestureDetected(int ges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if a gesture have been detec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estureDetected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latest detected ges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TouchPointsCount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touch points cou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HoldDuration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hold time in millisecond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Drag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Drag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drag 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GetGesturePinchVector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del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GesturePinchAngle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gesture pinch angle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amera System Functions (Module: camera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SetCameraMode(Camera camera, int mod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de (multiple camera modes availab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Camera(Camera *camera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camera position for selected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void SetCameraPanControl(int keyPa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pan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AltControl(int keyAl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alt key to combine with mouse movement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SmoothZoomControl(int keySmoothZo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smooth zoom key to combine with mouse (free camer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CameraMoveControls(int keyFront, int keyBack, int keyRight, int keyLeft, int keyUp, int keyDown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Set camera move controls (1st person and 3rd person camera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Pixel(int posX, int posY, Color color);</text:p>
          </table:table-cell>
          <table:table-cell office:value-type="string" calcext:value-type="string">
            <text:p>raylib\Draw::pixel(int $posX, int $posY, raylib\Color $color)</text:p>
          </table:table-cell>
          <table:table-cell/>
          <table:table-cell office:value-type="string" calcext:value-type="string">
            <text:p>Draw a pix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ixelV(Vector2 position, Color color);</text:p>
          </table:table-cell>
          <table:table-cell office:value-type="string" calcext:value-type="string">
            <text:p>raylib\Draw::pixelV(raylib\Vector2 $position, raylib\Color $color)</text:p>
          </table:table-cell>
          <table:table-cell/>
          <table:table-cell office:value-type="string" calcext:value-type="string">
            <text:p>Draw a pixel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(int startPosX, int startPosY, int endPosX, int endPosY, Color color);</text:p>
          </table:table-cell>
          <table:table-cell office:value-type="string" calcext:value-type="string">
            <text:p>raylib\Draw::line(int $startPosX, int $startPosY, int $endPosX, int $endPosY, raylib\Color $color)</text:p>
          </table:table-cell>
          <table:table-cell/>
          <table:table-cell office:value-type="string" calcext:value-type="string">
            <text:p>Draw a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V(Vector2 startPos, Vector2 endPos, Color color);</text:p>
          </table:table-cell>
          <table:table-cell office:value-type="string" calcext:value-type="string">
            <text:p>raylib\Draw::lineV(raylib\Vector2 $startPos, raylib\Vector2 $endPos, raylib\Color $color)</text:p>
          </table:table-cell>
          <table:table-cell/>
          <table:table-cell office:value-type="string" calcext:value-type="string">
            <text:p>Draw a lin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Ex(Vector2 startPos, Vector2 endPos, float thick, Color color);</text:p>
          </table:table-cell>
          <table:table-cell office:value-type="string" calcext:value-type="string">
            <text:p>raylib\Draw::lineEx(raylib\Vector2 $startPos, raylib\Vector2 $endPos, float $thick, raylib\Color $color)</text:p>
          </table:table-cell>
          <table:table-cell/>
          <table:table-cell office:value-type="string" calcext:value-type="string">
            <text:p>Draw a line defining thickn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Bezier(Vector2 startPos, Vector2 endPos, float thick, Color color);</text:p>
          </table:table-cell>
          <table:table-cell office:value-type="string" calcext:value-type="string">
            <text:p>raylib\Draw::lineBezier(raylib\Vector2 $startPos, raylib\Vector2 $endPos, float $thick, raylib\Color $color)</text:p>
          </table:table-cell>
          <table:table-cell/>
          <table:table-cell office:value-type="string" calcext:value-type="string">
            <text:p>Draw a line using cubic-bezier curves in-ou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LineStrip(Vector2 *points, int pointsCoun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Draw lines sequ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(int centerX, int centerY, float radius, Color color);</text:p>
          </table:table-cell>
          <table:table-cell office:value-type="string" calcext:value-type="string">
            <text:p>raylib\Draw::circle(int $centerX, int $centerY, float $radius, raylib\Color $color)</text:p>
          </table:table-cell>
          <table:table-cell/>
          <table:table-cell office:value-type="string" calcext:value-type="string">
            <text:p>Draw a color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(Vector2 center, float radius, int startAngle, int endAngle, int segments, Color color);</text:p>
          </table:table-cell>
          <table:table-cell office:value-type="string" calcext:value-type="string">
            <text:p>raylib\Draw::circleSector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a piece of a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SectorLines(Vector2 center, float radius, int startAngle, int endAngle, int segments, Color color);</text:p>
          </table:table-cell>
          <table:table-cell office:value-type="string" calcext:value-type="string">
            <text:p>raylib\Draw::circleSectorLines(raylib\Vector2 $center, float $radius, int $startAngle, int $endAngle, int $segments, raylib\Color $color)</text:p>
          </table:table-cell>
          <table:table-cell/>
          <table:table-cell office:value-type="string" calcext:value-type="string">
            <text:p>Draw circle sector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Gradient(int centerX, int centerY, float radius, Color color1, Color color2);</text:p>
          </table:table-cell>
          <table:table-cell office:value-type="string" calcext:value-type="string">
            <text:p>raylib\Draw::circleGradient(int $centerX, int $centerY, float $radius, raylib\Color $color1, raylib\Color $color2)</text:p>
          </table:table-cell>
          <table:table-cell/>
          <table:table-cell office:value-type="string" calcext:value-type="string">
            <text:p>Draw a gradient-filled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V(Vector2 center, float radius, Color color);</text:p>
          </table:table-cell>
          <table:table-cell office:value-type="string" calcext:value-type="string">
            <text:p>raylib\Draw::circleV(raylib\Vector2 $center, float $radius, raylib\Color $color)</text:p>
          </table:table-cell>
          <table:table-cell/>
          <table:table-cell office:value-type="string" calcext:value-type="string">
            <text:p>Draw a color-filled circ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Lines(int centerX, int centerY, float radius, Color color);</text:p>
          </table:table-cell>
          <table:table-cell office:value-type="string" calcext:value-type="string">
            <text:p>raylib\Draw::circleLines(int $centerX, int $centerY, float $radius, raylib\Color $color)</text:p>
          </table:table-cell>
          <table:table-cell/>
          <table:table-cell office:value-type="string" calcext:value-type="string">
            <text:p>Draw circ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(int centerX, int centerY, float radiusH, float radiusV, Color color);</text:p>
          </table:table-cell>
          <table:table-cell office:value-type="string" calcext:value-type="string">
            <text:p>raylib\Draw::ellipse(int $centerX, int $centerY, float $radiusH, float $radiusV, raylib\Color $color)</text:p>
          </table:table-cell>
          <table:table-cell/>
          <table:table-cell office:value-type="string" calcext:value-type="string">
            <text:p>Draw ellip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EllipseLines(int centerX, int centerY, float radiusH, float radiusV, Color color);</text:p>
          </table:table-cell>
          <table:table-cell office:value-type="string" calcext:value-type="string">
            <text:p>raylib\Draw::ellipseLines(int $centerX, int $centerY, float $radiusH, float $radiusV, raylib\Color $color)</text:p>
          </table:table-cell>
          <table:table-cell/>
          <table:table-cell office:value-type="string" calcext:value-type="string">
            <text:p>Draw ellips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(Vector2 center, float innerRadius, float outerRadius, int startAngle, int endAngle, int segments, Color color);</text:p>
          </table:table-cell>
          <table:table-cell office:value-type="string" calcext:value-type="string">
            <text:p>raylib\Draw::ring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ingLines(Vector2 center, float innerRadius, float outerRadius, int startAngle, int endAngle, int segments, Color color);</text:p>
          </table:table-cell>
          <table:table-cell office:value-type="string" calcext:value-type="string">
            <text:p>raylib\Draw::ringLines(raylib\Vector2 $center, float $innerRadius, float $outerRadius, int $startAngle, int $endAngle, int $segments, raylib\Color $color)</text:p>
          </table:table-cell>
          <table:table-cell/>
          <table:table-cell office:value-type="string" calcext:value-type="string">
            <text:p>Draw ring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(int posX, int posY, int width, int height, Color color);</text:p>
          </table:table-cell>
          <table:table-cell office:value-type="string" calcext:value-type="string">
            <text:p>raylib\Draw::rectangle(int $posX, int $posY, int $width, int $height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V(Vector2 position, Vector2 size, Color color);</text:p>
          </table:table-cell>
          <table:table-cell office:value-type="string" calcext:value-type="string">
            <text:p>raylib\Draw::rectangleV(raylib\Vector2 $position, raylib\Vector2 $size, raylib\Color $color)</text:p>
          </table:table-cell>
          <table:table-cell/>
          <table:table-cell office:value-type="string" calcext:value-type="string">
            <text:p>Draw a color-filled rectangl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ec(Rectangle rec, Color color);</text:p>
          </table:table-cell>
          <table:table-cell office:value-type="string" calcext:value-type="string">
            <text:p>raylib\Draw::rectangleRec(raylib\Rectangle $rec, raylib\Color $color)</text:p>
          </table:table-cell>
          <table:table-cell/>
          <table:table-cell office:value-type="string" calcext:value-type="string">
            <text:p>Draw a color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Pro(Rectangle rec, Vector2 origin, float rotation, Color color);</text:p>
          </table:table-cell>
          <table:table-cell office:value-type="string" calcext:value-type="string">
            <text:p>raylib\Draw::rectanglePro(raylib\Rectangle $rec, raylib\Vector2 $origin, float $rotation, raylib\Color $color)</text:p>
          </table:table-cell>
          <table:table-cell/>
          <table:table-cell office:value-type="string" calcext:value-type="string">
            <text:p>Draw a color-filled rectangle with pro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V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vertic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H(int posX, int posY, int width, int height, Color color1, Color color2);</text:p>
          </table:table-cell>
          <table:table-cell office:value-type="string" calcext:value-type="string">
            <text:p>raylib\Draw::rectangleGradientV(int $posX, int $posY, int $width, int $height, raylib\Color $color1, raylib\Color $color2)</text:p>
          </table:table-cell>
          <table:table-cell/>
          <table:table-cell office:value-type="string" calcext:value-type="string">
            <text:p>Draw a horizontal-gradient-fill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GradientEx(Rectangle rec, Color col1, Color col2, Color col3, Color col4);</text:p>
          </table:table-cell>
          <table:table-cell office:value-type="string" calcext:value-type="string">
            <text:p>raylib\Draw::rectangleGradientEx(raylib\Rectangle $rec, raylib\Color $col1, raylib\Color $col2, raylib\Color $col3, raylib\Color $col4)</text:p>
          </table:table-cell>
          <table:table-cell/>
          <table:table-cell office:value-type="string" calcext:value-type="string">
            <text:p>Draw a gradient-filled rectangle with custom vertex colo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(int posX, int posY, int width, int height, Color color);</text:p>
          </table:table-cell>
          <table:table-cell office:value-type="string" calcext:value-type="string">
            <text:p>raylib\Draw::rectangleLines(int $posX, int $posY, int $width, int $height, raylib\Color $color)</text:p>
          </table:table-cell>
          <table:table-cell/>
          <table:table-cell office:value-type="string" calcext:value-type="string">
            <text:p>Draw rectangle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LinesEx(Rectangle rec, int lineThick, Color color);</text:p>
          </table:table-cell>
          <table:table-cell office:value-type="string" calcext:value-type="string">
            <text:p>raylib\Draw::rectangleLinesEx(raylib\Rectangle $rec, int $lineThick, raylib\Color color)</text:p>
          </table:table-cell>
          <table:table-cell/>
          <table:table-cell office:value-type="string" calcext:value-type="string">
            <text:p>Draw rectangle outlin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(Rectangle rec, float roundness, int segments, Color color);</text:p>
          </table:table-cell>
          <table:table-cell office:value-type="string" calcext:value-type="string">
            <text:p>raylib\Draw::rectangleRounded(raylib\Rectangle $rec, float $roundness, int $segments, raylib\Color color)</text:p>
          </table:table-cell>
          <table:table-cell/>
          <table:table-cell office:value-type="string" calcext:value-type="string">
            <text:p>Draw rectangle with rounded edg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ectangleRoundedLines(Rectangle rec, float roundness, int segments, int lineThick, Color color);</text:p>
          </table:table-cell>
          <table:table-cell office:value-type="string" calcext:value-type="string">
            <text:p>raylib\Draw::rectangleRoundedLines(raylib\Rectangle $rec, float $roundness, int $segments, int $lineThick, raylib\Color color)</text:p>
          </table:table-cell>
          <table:table-cell/>
          <table:table-cell office:value-type="string" calcext:value-type="string">
            <text:p>Draw rectangle with rounded edges out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(Vector2 v1, Vector2 v2, Vector2 v3, Color color);</text:p>
          </table:table-cell>
          <table:table-cell office:value-type="string" calcext:value-type="string">
            <text:p>raylib\Draw::triangle(raylib\Vector2 $v1, raylib\Vector2 $v2, raylib\Vector2 $v3, raylib\Color $color)</text:p>
          </table:table-cell>
          <table:table-cell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Lines(Vector2 v1, Vector2 v2, Vector2 v3, Color color);</text:p>
          </table:table-cell>
          <table:table-cell office:value-type="string" calcext:value-type="string">
            <text:p>raylib\triangleLines(raylib\Vector2 v1, raylib\Vector2 v2, raylib\Vector2 v3, raylib\Color color)</text:p>
          </table:table-cell>
          <table:table-cell/>
          <table:table-cell office:value-type="string" calcext:value-type="string">
            <text:p>Draw triangle outlin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Fan(Vector2 *points, int pointsCount, Color color);</text:p>
          </table:table-cell>
          <table:table-cell office:value-type="string" calcext:value-type="string">
            <text:p>raylib\Draw::triangleFan(raylib\Vector2[] $points, raylib\Color $color)</text:p>
          </table:table-cell>
          <table:table-cell/>
          <table:table-cell office:value-type="string" calcext:value-type="string">
            <text:p>Draw a triangle fan defined by points (first vertex is the cent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(Vector2 *points, int pointsCount, Color color);</text:p>
          </table:table-cell>
          <table:table-cell office:value-type="string" calcext:value-type="string">
            <text:p>raylib\Draw::triangleStrip(raylib\Vector2[] $points, raylib\Color $color)</text:p>
          </table:table-cell>
          <table:table-cell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(Vector2 center, int sides, float radius, float rotation, Color color);</text:p>
          </table:table-cell>
          <table:table-cell office:value-type="string" calcext:value-type="string">
            <text:p>raylib\Draw::poly(raylib\Vector2 $center, int $sides, float $radius, float $rotation, raylib\Color $color)</text:p>
          </table:table-cell>
          <table:table-cell/>
          <table:table-cell office:value-type="string" calcext:value-type="string">
            <text:p>Draw a regular polygon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lyLines(Vector2 center, int sides, float radius, float rotation, Color color);</text:p>
          </table:table-cell>
          <table:table-cell office:value-type="string" calcext:value-type="string">
            <text:p>raylib\Draw::polyLines(raylib\Vector2 $center, int $sides, float $radius, float $rotation, raylib\Color $color)</text:p>
          </table:table-cell>
          <table:table-cell/>
          <table:table-cell office:value-type="string" calcext:value-type="string">
            <text:p>Draw a polygon outline of n sid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shapes 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Recs(Rectangle rec1, Rectangle rec2);</text:p>
          </table:table-cell>
          <table:table-cell office:value-type="string" calcext:value-type="string">
            <text:p>raylib\Collision\checkRecs(raylib\Rectangle $rec1, raylib\Rectangle $rec2)</text:p>
          </table:table-cell>
          <table:table-cell/>
          <table:table-cell office:value-type="string" calcext:value-type="string">
            <text:p>Check collision between two rectang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s(Vector2 center1, float radius1, Vector2 center2, float radius2);</text:p>
          </table:table-cell>
          <table:table-cell office:value-type="string" calcext:value-type="string">
            <text:p>raylib\Collision\checkCircles(raylib\Vector2 center1, float radius1, raylib\Vector2 center2, float radius2)</text:p>
          </table:table-cell>
          <table:table-cell/>
          <table:table-cell office:value-type="string" calcext:value-type="string">
            <text:p>Check collision between two circl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CircleRec(Vector2 center, float radius, Rectangle rec);</text:p>
          </table:table-cell>
          <table:table-cell office:value-type="string" calcext:value-type="string">
            <text:p>raylib\Collision\checkCircleRec(raylib\Vector2 center, float radius, raylib\Rectangle rec)</text:p>
          </table:table-cell>
          <table:table-cell/>
          <table:table-cell office:value-type="string" calcext:value-type="string">
            <text:p>Check collision between circle an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Rec(Vector2 point, Rectangle rec);</text:p>
          </table:table-cell>
          <table:table-cell office:value-type="string" calcext:value-type="string">
            <text:p>raylib\Collision\checkPointRec(raylib\Vector2 point, raylib\Rectangle rec)</text:p>
          </table:table-cell>
          <table:table-cell/>
          <table:table-cell office:value-type="string" calcext:value-type="string">
            <text:p>Check if point is inside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Circle(Vector2 point, Vector2 center, float radius);</text:p>
          </table:table-cell>
          <table:table-cell office:value-type="string" calcext:value-type="string">
            <text:p>raylib\Collision\checkPointCircle(raylib\Vector2 point, raylib\Vector2 center, float radius)</text:p>
          </table:table-cell>
          <table:table-cell/>
          <table:table-cell office:value-type="string" calcext:value-type="string">
            <text:p>Check if point is inside circ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PointTriangle(Vector2 point, Vector2 p1, Vector2 p2, Vector2 p3);</text:p>
          </table:table-cell>
          <table:table-cell office:value-type="string" calcext:value-type="string">
            <text:p>raylib\Collision\checkPointTriangle(raylib\Vector2 point, raylib\Vector2 p1, raylib\Vector2 p2, Vector2 p3)</text:p>
          </table:table-cell>
          <table:table-cell/>
          <table:table-cell office:value-type="string" calcext:value-type="string">
            <text:p>Check if point is inside a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Lines(Vector2 startPos1, Vector2 endPos1, Vector2 startPos2, Vector2 endPos2, Vector2 *collisionPoin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Check the collision between two lines defined by two points each, returns collision point by refer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CollisionRec(Rectangle rec1, Rectangle rec2);</text:p>
          </table:table-cell>
          <table:table-cell office:value-type="string" calcext:value-type="string">
            <text:p>raylib\Collision\getRec(raylib\Rectangle rec1, raylib\Rectangle rec2) : raylib\Rectangle</text:p>
          </table:table-cell>
          <table:table-cell/>
          <table:table-cell office:value-type="string" calcext:value-type="string">
            <text:p>Get collision rectangle for two rectangles colli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LoadImage(const char *fileName);</text:p>
          </table:table-cell>
          <table:table-cell office:value-type="string" calcext:value-type="string">
            <text:p>new raylib\Image(string $filename)</text:p>
          </table:table-cell>
          <table:table-cell/>
          <table:table-cell office:value-type="string" calcext:value-type="string">
            <text:p>Load image from file into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Raw(const char *fileName, int width, int height, int format, int headerSize);</text:p>
          </table:table-cell>
          <table:table-cell office:value-type="string" calcext:value-type="string">
            <text:p>raylib\Image::fromRaw(string $fileName, int $width, int $height, int $format, int $headerSize)</text:p>
          </table:table-cell>
          <table:table-cell/>
          <table:table-cell office:value-type="string" calcext:value-type="string">
            <text:p>Load image from RAW fil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Anim(const char *fileName, int *frame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sequence from file (frames appended to image.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LoadImageFromMemory(const char *fileType, const unsigned char *fileData, int data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image from memory buffer, fileType refers to extension: i.e. "png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(Image imag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image)</text:p>
          </table:table-cell>
          <table:table-cell office:value-type="string" calcext:value-type="string">
            <text:p>Unload image from CPU memory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(Image image, const char *fileName);</text:p>
          </table:table-cell>
          <table:table-cell office:value-type="string" calcext:value-type="string">
            <text:p>raylib\Image-&gt;export(string $fileName)</text:p>
          </table:table-cell>
          <table:table-cell/>
          <table:table-cell office:value-type="string" calcext:value-type="string">
            <text:p>Export imag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ImageAsCode(Image image, const char *fileName);</text:p>
          </table:table-cell>
          <table:table-cell office:value-type="string" calcext:value-type="string">
            <text:p>raylib\Image-&gt;exportAsCode(string $fileName)</text:p>
          </table:table-cell>
          <table:table-cell/>
          <table:table-cell office:value-type="string" calcext:value-type="string">
            <text:p>Export image as code file defining an array of bytes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GenImageColor(int width, int height, Color col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lai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V(int width, int height, Color top, Color bottom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vertic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H(int width, int height, Color left, Color right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horizont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GradientRadial(int width, int height, float density, Color inner, Color oute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radial gradie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hecked(int width, int height, int checksX, int checksY, Color col1, Color col2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heck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WhiteNoise(int width, int height, float factor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white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PerlinNoise(int width, int height, int offsetX, int offsetY, float scal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perlin noi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Cellular(int width, int height, int tileSiz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nerate image: cellular algorithm. Bigger tileSize means bigger cel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mage ImageCopy(Image image);</text:p>
          </table:table-cell>
          <table:table-cell office:value-type="string" calcext:value-type="string">
            <text:p>raylib\Image-&gt;copy() : raylib\Image</text:p>
          </table:table-cell>
          <table:table-cell/>
          <table:table-cell office:value-type="string" calcext:value-type="string">
            <text:p>Create an image duplicate (useful for transformat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FromImage(Image image, Rectangle rec);</text:p>
          </table:table-cell>
          <table:table-cell office:value-type="string" calcext:value-type="string">
            <text:p>raylib\Image-&gt;fromImage(raylib\Image $image, raylib\Rectangle $rec) : raylib\Image</text:p>
          </table:table-cell>
          <table:table-cell/>
          <table:table-cell office:value-type="string" calcext:value-type="string">
            <text:p>Create an image from another image pie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(const char *text, int fontSize, Color color);</text:p>
          </table:table-cell>
          <table:table-cell table:number-columns-repeated="2"/>
          <table:table-cell office:value-type="string" calcext:value-type="string">
            <text:p>Create an image from text (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ImageTextEx(Font font, const char *text, float fontSize, float spacing, Color tint);</text:p>
          </table:table-cell>
          <table:table-cell table:number-columns-repeated="2"/>
          <table:table-cell office:value-type="string" calcext:value-type="string">
            <text:p>Create an image from text (custom sprite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ormat(Image *image, int newFormat);</text:p>
          </table:table-cell>
          <table:table-cell office:value-type="string" calcext:value-type="string">
            <text:p>raylib\Image-&gt;format(int $newFormat)</text:p>
          </table:table-cell>
          <table:table-cell/>
          <table:table-cell office:value-type="string" calcext:value-type="string">
            <text:p>Convert imag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ToPOT(Image *image, Color fill);</text:p>
          </table:table-cell>
          <table:table-cell table:number-columns-repeated="2"/>
          <table:table-cell office:value-type="string" calcext:value-type="string">
            <text:p>Convert image to POT (power-of-two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rop(Image *image, Rectangle crop);</text:p>
          </table:table-cell>
          <table:table-cell table:number-columns-repeated="2"/>
          <table:table-cell office:value-type="string" calcext:value-type="string">
            <text:p>Crop an image to a defined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rop(Image *image, float threshold);</text:p>
          </table:table-cell>
          <table:table-cell table:number-columns-repeated="2"/>
          <table:table-cell office:value-type="string" calcext:value-type="string">
            <text:p>Crop image depending on alpha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Clear(Image *image, Color color, float threshold);</text:p>
          </table:table-cell>
          <table:table-cell table:number-columns-repeated="2"/>
          <table:table-cell office:value-type="string" calcext:value-type="string">
            <text:p>Clear alpha channel to desired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Mask(Image *image, Image alphaMask);</text:p>
          </table:table-cell>
          <table:table-cell table:number-columns-repeated="2"/>
          <table:table-cell office:value-type="string" calcext:value-type="string">
            <text:p>Apply alpha mask to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AlphaPremultiply(Image *image);</text:p>
          </table:table-cell>
          <table:table-cell table:number-columns-repeated="2"/>
          <table:table-cell office:value-type="string" calcext:value-type="string">
            <text:p>Premultiply alpha 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(Image *image, int newWidth, int newHeight);</text:p>
          </table:table-cell>
          <table:table-cell table:number-columns-repeated="2"/>
          <table:table-cell office:value-type="string" calcext:value-type="string">
            <text:p>Resize image (Bicubic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NN(Image *image, int newWidth,int newHeight);</text:p>
          </table:table-cell>
          <table:table-cell table:number-columns-repeated="2"/>
          <table:table-cell office:value-type="string" calcext:value-type="string">
            <text:p>Resize image (Nearest-Neighbor scaling algorith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esizeCanvas(Image *image, int newWidth, int newHeight, int offsetX, int offsetY, Color fill);</text:p>
          </table:table-cell>
          <table:table-cell table:number-columns-repeated="2"/>
          <table:table-cell office:value-type="string" calcext:value-type="string">
            <text:p>Resize canvas and fill with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Mipmaps(Image *image);</text:p>
          </table:table-cell>
          <table:table-cell table:number-columns-repeated="2"/>
          <table:table-cell office:value-type="string" calcext:value-type="string">
            <text:p>Generate all mipmap levels for a provided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ither(Image *image, int rBpp, int gBpp, int bBpp, int aBpp);</text:p>
          </table:table-cell>
          <table:table-cell table:number-columns-repeated="2"/>
          <table:table-cell office:value-type="string" calcext:value-type="string">
            <text:p>Dither image data to 16bpp or lower (Floyd-Steinberg dithering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Vertical(Image *image);</text:p>
          </table:table-cell>
          <table:table-cell table:number-columns-repeated="2"/>
          <table:table-cell office:value-type="string" calcext:value-type="string">
            <text:p>Flip image vertic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FlipHorizontal(Image *image);</text:p>
          </table:table-cell>
          <table:table-cell table:number-columns-repeated="2"/>
          <table:table-cell office:value-type="string" calcext:value-type="string">
            <text:p>Flip image horizonta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W(Image *image);</text:p>
          </table:table-cell>
          <table:table-cell table:number-columns-repeated="2"/>
          <table:table-cell office:value-type="string" calcext:value-type="string">
            <text:p>Rotate image 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RotateCCW(Image *image);</text:p>
          </table:table-cell>
          <table:table-cell table:number-columns-repeated="2"/>
          <table:table-cell office:value-type="string" calcext:value-type="string">
            <text:p>Rotate image counter-clockwise 90de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Tint(Image *image, Color color);</text:p>
          </table:table-cell>
          <table:table-cell table:number-columns-repeated="2"/>
          <table:table-cell office:value-type="string" calcext:value-type="string">
            <text:p>Modify image color: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Invert(Image *image);</text:p>
          </table:table-cell>
          <table:table-cell table:number-columns-repeated="2"/>
          <table:table-cell office:value-type="string" calcext:value-type="string">
            <text:p>Modify image color: inver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Grayscale(Image *image);</text:p>
          </table:table-cell>
          <table:table-cell table:number-columns-repeated="2"/>
          <table:table-cell office:value-type="string" calcext:value-type="string">
            <text:p>Modify image color: graysca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Contrast(Image *image, float contrast);</text:p>
          </table:table-cell>
          <table:table-cell table:number-columns-repeated="2"/>
          <table:table-cell office:value-type="string" calcext:value-type="string">
            <text:p>Modify image color: contrast (-100 to 100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Brightness(Image *image, int brightness);</text:p>
          </table:table-cell>
          <table:table-cell table:number-columns-repeated="2"/>
          <table:table-cell office:value-type="string" calcext:value-type="string">
            <text:p>Modify image color: brightness (-255 to 255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ColorReplace(Image *image, Color color, Color replace);</text:p>
          </table:table-cell>
          <table:table-cell table:number-columns-repeated="2"/>
          <table:table-cell office:value-type="string" calcext:value-type="string">
            <text:p>Modify image color: replace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Colors(Image image);</text:p>
          </table:table-cell>
          <table:table-cell table:number-columns-repeated="2"/>
          <table:table-cell office:value-type="string" calcext:value-type="string">
            <text:p>Load color data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*LoadImagePalette(Image image, int maxPaletteSize, int *colorsCount);</text:p>
          </table:table-cell>
          <table:table-cell table:number-columns-repeated="2"/>
          <table:table-cell office:value-type="string" calcext:value-type="string">
            <text:p>Load colors palette from image as a Color array (RGBA - 32bi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Colors(Color *colors);</text:p>
          </table:table-cell>
          <table:table-cell table:number-columns-repeated="2"/>
          <table:table-cell office:value-type="string" calcext:value-type="string">
            <text:p>Unload color data loaded with LoadImageColors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ImagePalette(Color *colors);</text:p>
          </table:table-cell>
          <table:table-cell table:number-columns-repeated="2"/>
          <table:table-cell office:value-type="string" calcext:value-type="string">
            <text:p>Unload colors palette loaded with LoadImagePalette(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ImageAlphaBorder(Image image, float threshold);</text:p>
          </table:table-cell>
          <table:table-cell table:number-columns-repeated="2"/>
          <table:table-cell office:value-type="string" calcext:value-type="string">
            <text:p>Get image alpha border rectangl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Imag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mageClearBackground(Image *dst, Color color);</text:p>
          </table:table-cell>
          <table:table-cell table:number-columns-repeated="2"/>
          <table:table-cell office:value-type="string" calcext:value-type="string">
            <text:p>Clear image background with given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(Image *dst, int posX, int posY, Color color);</text:p>
          </table:table-cell>
          <table:table-cell table:number-columns-repeated="2"/>
          <table:table-cell office:value-type="string" calcext:value-type="string">
            <text:p>Draw pixel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PixelV(Image *dst, Vector2 position, Color color);</text:p>
          </table:table-cell>
          <table:table-cell table:number-columns-repeated="2"/>
          <table:table-cell office:value-type="string" calcext:value-type="string">
            <text:p>Draw pixel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(Image *dst, int startPosX, int startPosY, int endPosX, int endPosY, Color color);</text:p>
          </table:table-cell>
          <table:table-cell table:number-columns-repeated="2"/>
          <table:table-cell office:value-type="string" calcext:value-type="string">
            <text:p>Draw lin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LineV(Image *dst, Vector2 start, Vector2 end, Color color);</text:p>
          </table:table-cell>
          <table:table-cell table:number-columns-repeated="2"/>
          <table:table-cell office:value-type="string" calcext:value-type="string">
            <text:p>Draw lin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(Image *dst, int centerX, int centerY, int radius, Color color);</text:p>
          </table:table-cell>
          <table:table-cell table:number-columns-repeated="2"/>
          <table:table-cell office:value-type="string" calcext:value-type="string">
            <text:p>Draw circ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CircleV(Image *dst, Vector2 center, int radius, Color color);</text:p>
          </table:table-cell>
          <table:table-cell table:number-columns-repeated="2"/>
          <table:table-cell office:value-type="string" calcext:value-type="string">
            <text:p>Draw circ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(Image *dst, int posX, int posY, int width, int height, Color color);</text:p>
          </table:table-cell>
          <table:table-cell table:number-columns-repeated="2"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V(Image *dst, Vector2 position, Vector2 size, Color color);</text:p>
          </table:table-cell>
          <table:table-cell table:number-columns-repeated="2"/>
          <table:table-cell office:value-type="string" calcext:value-type="string">
            <text:p>Draw rectangle within an imag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Rec(Image *dst, Rectangle rec, Color color);</text:p>
          </table:table-cell>
          <table:table-cell table:number-columns-repeated="2"/>
          <table:table-cell office:value-type="string" calcext:value-type="string">
            <text:p>Draw rectangle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RectangleLines(Image *dst, Rectangle rec, int thick, Color color);</text:p>
          </table:table-cell>
          <table:table-cell table:number-columns-repeated="2"/>
          <table:table-cell office:value-type="string" calcext:value-type="string">
            <text:p>Draw rectangle lines withi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(Image *dst, Image src, Rectangle srcRec, Rectangle dstRec, Color tint);</text:p>
          </table:table-cell>
          <table:table-cell table:number-columns-repeated="2"/>
          <table:table-cell office:value-type="string" calcext:value-type="string">
            <text:p>Draw a source image within a destination image (tint applied to sourc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(Image *dst, const char *text, int posX, int posY, int fontSize, Color color);</text:p>
          </table:table-cell>
          <table:table-cell table:number-columns-repeated="2"/>
          <table:table-cell office:value-type="string" calcext:value-type="string">
            <text:p>Draw text (using default font) within an image (destinat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ImageDrawTextEx(Image *dst, Font font, const char *text, Vector2 position, float fontSize, float spacing, Color tint);</text:p>
          </table:table-cell>
          <table:table-cell table:number-columns-repeated="2"/>
          <table:table-cell office:value-type="string" calcext:value-type="string">
            <text:p>Draw text (custom sprite font) within an image (destination)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2D LoadTexture(const char *fileName);</text:p>
          </table:table-cell>
          <table:table-cell office:value-type="string" calcext:value-type="string">
            <text:p>new raylib\Texture(string $fileName)</text:p>
          </table:table-cell>
          <table:table-cell/>
          <table:table-cell office:value-type="string" calcext:value-type="string">
            <text:p>Load texture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LoadTextureFromImage(Image image);</text:p>
          </table:table-cell>
          <table:table-cell office:value-type="string" calcext:value-type="string">
            <text:p>raylib\Image-&gt;toTexture() : raylib\Texture</text:p>
          </table:table-cell>
          <table:table-cell/>
          <table:table-cell office:value-type="string" calcext:value-type="string">
            <text:p>Load texture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LoadTextureCubemap(Image image, int layoutTyp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Load cubemap from image, multiple image cubemap layouts support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nderTexture2D LoadRenderTexture(int width, int height);</text:p>
          </table:table-cell>
          <table:table-cell office:value-type="string" calcext:value-type="string">
            <text:p>new raylib\RenderTexture(int $width, int $height)</text:p>
          </table:table-cell>
          <table:table-cell/>
          <table:table-cell office:value-type="string" calcext:value-type="string">
            <text:p>Load texture for rendering (framebuff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Texture(Texture2D texture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<text:span text:style-name="T1">unset($texture</text:span>)</text:p>
          </table:table-cell>
          <table:table-cell office:value-type="string" calcext:value-type="string">
            <text:p>Unload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RenderTexture(RenderTexture2D target);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unset($renderTexture)</text:p>
          </table:table-cell>
          <table:table-cell office:value-type="string" calcext:value-type="string">
            <text:p>Unload render texture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(Texture2D texture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TextureRec(Texture2D texture, Rectangle rec, const void *pixels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Update GPU texture rectangle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TextureData(Texture2D texture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GPU texture and return an Ima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tScreenData(void);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Get pixel data from screen buffer and return an Image (screensho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GenTextureMipmaps(Texture2D *texture);</text:p>
          </table:table-cell>
          <table:table-cell table:number-columns-repeated="2"/>
          <table:table-cell office:value-type="string" calcext:value-type="string">
            <text:p>Generate GPU mipmaps for 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Filter(Texture2D texture, int filterMode);</text:p>
          </table:table-cell>
          <table:table-cell table:number-columns-repeated="2"/>
          <table:table-cell office:value-type="string" calcext:value-type="string">
            <text:p>Set texture scaling filter mod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TextureWrap(Texture2D texture, int wrapMode);</text:p>
          </table:table-cell>
          <table:table-cell table:number-columns-repeated="2"/>
          <table:table-cell office:value-type="string" calcext:value-type="string">
            <text:p>Set texture wrapping mod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Texture(Texture2D texture, int posX, int posY, Color tint);</text:p>
          </table:table-cell>
          <table:table-cell table:number-columns-repeated="2"/>
          <table:table-cell office:value-type="string" calcext:value-type="string">
            <text:p>Draw a Texture2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V(Texture2D texture, Vector2 position, Color tint);</text:p>
          </table:table-cell>
          <table:table-cell table:number-columns-repeated="2"/>
          <table:table-cell office:value-type="string" calcext:value-type="string">
            <text:p>Draw a Texture2D with position defined as Vector2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Ex(Texture2D texture, Vector2 position, float rotation, float scale, Color tint);</text:p>
          </table:table-cell>
          <table:table-cell table:number-columns-repeated="2"/>
          <table:table-cell office:value-type="string" calcext:value-type="string">
            <text:p>Draw a Texture2D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Rec(Texture2D texture, Rectangle source, Vector2 position, Color tint);</text:p>
          </table:table-cell>
          <table:table-cell table:number-columns-repeated="2"/>
          <table:table-cell office:value-type="string" calcext:value-type="string">
            <text:p>Draw a part of a texture defined by a rect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Quad(Texture2D texture, Vector2 tiling, Vector2 offset, Rectangle quad, Color tint);</text:p>
          </table:table-cell>
          <table:table-cell table:number-columns-repeated="2"/>
          <table:table-cell office:value-type="string" calcext:value-type="string">
            <text:p>Draw texture quad with tiling and offset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Tiled(Texture2D texture, Rectangle source, Rectangle dest, Vector2 origin, float rotation, float scale, Color tint);</text:p>
          </table:table-cell>
          <table:table-cell table:number-columns-repeated="2"/>
          <table:table-cell office:value-type="string" calcext:value-type="string">
            <text:p>Draw part of a texture (defined by a rectangle) with rotation and scale tiled into dest.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Pro(Texture2D texture, Rectangle source, Rectangle dest, Vector2 origin, float rotation, Color tint);</text:p>
          </table:table-cell>
          <table:table-cell table:number-columns-repeated="2"/>
          <table:table-cell office:value-type="string" calcext:value-type="string">
            <text:p>Draw a part of a texture defined by a rectangle with 'pro'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ureNPatch(Texture2D texture, NPatchInfo nPatchInfo, Rectangle dest, Vector2 origin, float rotation, Color tint);</text:p>
          </table:table-cell>
          <table:table-cell table:number-columns-repeated="2"/>
          <table:table-cell office:value-type="string" calcext:value-type="string">
            <text:p>Draws a texture (or part of it) that stretches or shrinks nicel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or/pixel relate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or Fade(Color color, float alpha);</text:p>
          </table:table-cell>
          <table:table-cell table:number-columns-repeated="2"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ColorToInt(Color color);</text:p>
          </table:table-cell>
          <table:table-cell table:number-columns-repeated="2"/>
          <table:table-cell office:value-type="string" calcext:value-type="string">
            <text:p>Returns hexadecimal value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4 ColorNormalize(Color color);</text:p>
          </table:table-cell>
          <table:table-cell table:number-columns-repeated="2"/>
          <table:table-cell office:value-type="string" calcext:value-type="string">
            <text:p>Returns Color normalized as float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Normalized(Vector4 normalized);</text:p>
          </table:table-cell>
          <table:table-cell table:number-columns-repeated="2"/>
          <table:table-cell office:value-type="string" calcext:value-type="string">
            <text:p>Returns Color from normalized values [0..1]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3 ColorToHSV(Color color);</text:p>
          </table:table-cell>
          <table:table-cell table:number-columns-repeated="2"/>
          <table:table-cell office:value-type="string" calcext:value-type="string">
            <text:p>Returns HSV values for a Col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FromHSV(float hue, float saturation, float value);</text:p>
          </table:table-cell>
          <table:table-cell table:number-columns-repeated="2"/>
          <table:table-cell office:value-type="string" calcext:value-type="string">
            <text:p>Returns a Color from HSV valu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(Color color, float alpha);</text:p>
          </table:table-cell>
          <table:table-cell table:number-columns-repeated="2"/>
          <table:table-cell office:value-type="string" calcext:value-type="string">
            <text:p>Returns color with alpha applied, alpha goes from 0.0f to 1.0f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ColorAlphaBlend(Color dst, Color src, Color tint);</text:p>
          </table:table-cell>
          <table:table-cell table:number-columns-repeated="2"/>
          <table:table-cell office:value-type="string" calcext:value-type="string">
            <text:p>Returns src alpha-blended into dst color with t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Color(int hexValue);</text:p>
          </table:table-cell>
          <table:table-cell table:number-columns-repeated="2"/>
          <table:table-cell office:value-type="string" calcext:value-type="string">
            <text:p>Get Color structure from hexadecimal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lor GetPixelColor(void *srcPtr, int format);</text:p>
          </table:table-cell>
          <table:table-cell table:number-columns-repeated="2"/>
          <table:table-cell office:value-type="string" calcext:value-type="string">
            <text:p>Get Color from a source pixel pointer of certain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PixelColor(void *dstPtr, Color color, int format);</text:p>
          </table:table-cell>
          <table:table-cell table:number-columns-repeated="2"/>
          <table:table-cell office:value-type="string" calcext:value-type="string">
            <text:p>Set color formatted into destination pixel poin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PixelDataSize(int width, int height, int format);</text:p>
          </table:table-cell>
          <table:table-cell table:number-columns-repeated="2"/>
          <table:table-cell office:value-type="string" calcext:value-type="string">
            <text:p>Get pixel data size in bytes for certain forma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Font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ont GetFontDefault(void);</text:p>
          </table:table-cell>
          <table:table-cell table:number-columns-repeated="2"/>
          <table:table-cell office:value-type="string" calcext:value-type="string">
            <text:p>Get the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(const char *fileName);</text:p>
          </table:table-cell>
          <table:table-cell table:number-columns-repeated="2"/>
          <table:table-cell office:value-type="string" calcext:value-type="string">
            <text:p>Load font from file into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Ex(const char *fileName, int fontSize, int *fontChars, int charsCount);</text:p>
          </table:table-cell>
          <table:table-cell table:number-columns-repeated="2"/>
          <table:table-cell office:value-type="string" calcext:value-type="string">
            <text:p>Load font from fil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Image(Image image, Color key, int firstChar);</text:p>
          </table:table-cell>
          <table:table-cell table:number-columns-repeated="2"/>
          <table:table-cell office:value-type="string" calcext:value-type="string">
            <text:p>Load font from Image (XNA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ont LoadFontFromMemory(const char *fileType, const unsigned char *fileData, int dataSize, int fontSize, int *fontChars, int charsCount);</text:p>
          </table:table-cell>
          <table:table-cell table:number-columns-repeated="2"/>
          <table:table-cell office:value-type="string" calcext:value-type="string">
            <text:p>Load font from memory buffer, fileType refers to extension: i.e. "ttf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Info *LoadFontData(const unsigned char *fileData, int dataSize, int fontSize, int *fontChars, int charsCount, int type);</text:p>
          </table:table-cell>
          <table:table-cell table:number-columns-repeated="2"/>
          <table:table-cell office:value-type="string" calcext:value-type="string">
            <text:p>Load font data for further u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mage GenImageFontAtlas(const CharInfo *chars, Rectangle **recs, int charsCount, int fontSize, int padding, int packMethod);</text:p>
          </table:table-cell>
          <table:table-cell table:number-columns-repeated="2"/>
          <table:table-cell office:value-type="string" calcext:value-type="string">
            <text:p>Generate image font atlas using chars info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Data(CharInfo *chars, int charsCount);</text:p>
          </table:table-cell>
          <table:table-cell table:number-columns-repeated="2"/>
          <table:table-cell office:value-type="string" calcext:value-type="string">
            <text:p>Unload font chars info data (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Font(Font font);</text:p>
          </table:table-cell>
          <table:table-cell table:number-columns-repeated="2"/>
          <table:table-cell office:value-type="string" calcext:value-type="string">
            <text:p>Unload Font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FPS(int posX, int posY);</text:p>
          </table:table-cell>
          <table:table-cell table:number-columns-repeated="2"/>
          <table:table-cell office:value-type="string" calcext:value-type="string">
            <text:p>Shows current FP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(const char *text, int posX, int posY, int fontSize, Color color);</text:p>
          </table:table-cell>
          <table:table-cell table:number-columns-repeated="2"/>
          <table:table-cell office:value-type="string" calcext:value-type="string">
            <text:p>Draw text (using default fon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Ex(Font font, const char *text, Vector2 position, float fontSize, float spacing, Color tint);</text:p>
          </table:table-cell>
          <table:table-cell table:number-columns-repeated="2"/>
          <table:table-cell office:value-type="string" calcext:value-type="string">
            <text:p>Draw text using font and additional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(Font font, const char *text, Rectangle rec, float fontSize, float spacing, bool wordWrap, Color tint);</text:p>
          </table:table-cell>
          <table:table-cell table:number-columns-repeated="2"/>
          <table:table-cell office:value-type="string" calcext:value-type="string">
            <text:p>Draw text using font inside rectangle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RecEx(Font font, const char *text, Rectangle rec, float fontSize, float spacing, bool wordWrap, Color tint,</text:p>
          </table:table-cell>
          <table:table-cell table:number-columns-repeated="2"/>
          <table:table-cell office:value-type="string" calcext:value-type="string">
            <text:p>RLAPI void DrawTextRecEx(Font font, const char *text, Rectangle rec, float fontSize, float spacing, bool wordWrap, Color tint,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<text:s text:c="25"/>int selectStart, int selectLength, Color selectTint, Color selectBackTint);</text:p>
          </table:table-cell>
          <table:table-cell table:number-columns-repeated="2"/>
          <table:table-cell office:value-type="string" calcext:value-type="string">
            <text:p>Draw text using font inside rectangle limits with support for text selec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extCodepoint(Font font, int codepoint, Vector2 position, float fontSize, Color tint);</text:p>
          </table:table-cell>
          <table:table-cell table:number-columns-repeated="2"/>
          <table:table-cell office:value-type="string" calcext:value-type="string">
            <text:p>Draw one character (codepoint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misc.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MeasureText(const char *text, int fontSize);</text:p>
          </table:table-cell>
          <table:table-cell table:number-columns-repeated="2"/>
          <table:table-cell office:value-type="string" calcext:value-type="string">
            <text:p>Measure string width for default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ector2 MeasureTextEx(Font font, const char *text, float fontSize, float spacing);</text:p>
          </table:table-cell>
          <table:table-cell table:number-columns-repeated="2"/>
          <table:table-cell office:value-type="string" calcext:value-type="string">
            <text:p>Measure string size for Fo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GlyphIndex(Font font, int codepoint);</text:p>
          </table:table-cell>
          <table:table-cell table:number-columns-repeated="2"/>
          <table:table-cell office:value-type="string" calcext:value-type="string">
            <text:p>Get index position for a unicode character on fo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 strings management functions (no utf8 strings, only byte chars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TextCopy(char *dst, const char *src);</text:p>
          </table:table-cell>
          <table:table-cell table:number-columns-repeated="2"/>
          <table:table-cell office:value-type="string" calcext:value-type="string">
            <text:p>Copy one string to another, returns bytes copi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TextIsEqual(const char *text1, const char *text2);</text:p>
          </table:table-cell>
          <table:table-cell table:number-columns-repeated="2"/>
          <table:table-cell office:value-type="string" calcext:value-type="string">
            <text:p>Check if two text string are equa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unsigned int TextLength(const char *text);</text:p>
          </table:table-cell>
          <table:table-cell table:number-columns-repeated="2"/>
          <table:table-cell office:value-type="string" calcext:value-type="string">
            <text:p>Get text length, checks for '\0' end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Format(const char *text, ...);</text:p>
          </table:table-cell>
          <table:table-cell table:number-columns-repeated="2"/>
          <table:table-cell office:value-type="string" calcext:value-type="string">
            <text:p>Text formatting with variables (sprintf styl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Subtext(const char *text, int position, int length);</text:p>
          </table:table-cell>
          <table:table-cell table:number-columns-repeated="2"/>
          <table:table-cell office:value-type="string" calcext:value-type="string">
            <text:p>Get a piece of a text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Replace(char *text, const char *replace, const char *by);</text:p>
          </table:table-cell>
          <table:table-cell table:number-columns-repeated="2"/>
          <table:table-cell office:value-type="string" calcext:value-type="string">
            <text:p>Replace text string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Insert(const char *text, const char *insert, int position);</text:p>
          </table:table-cell>
          <table:table-cell table:number-columns-repeated="2"/>
          <table:table-cell office:value-type="string" calcext:value-type="string">
            <text:p>Insert text in a position (memory must be freed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Join(const char **textList, int count, const char *delimiter);</text:p>
          </table:table-cell>
          <table:table-cell table:number-columns-repeated="2"/>
          <table:table-cell office:value-type="string" calcext:value-type="string">
            <text:p>Join text strings with delimit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*TextSplit(const char *text, char delimiter, int *count);</text:p>
          </table:table-cell>
          <table:table-cell table:number-columns-repeated="2"/>
          <table:table-cell office:value-type="string" calcext:value-type="string">
            <text:p>Split text into multiple string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extAppend(char *text, const char *append, int *position);</text:p>
          </table:table-cell>
          <table:table-cell table:number-columns-repeated="2"/>
          <table:table-cell office:value-type="string" calcext:value-type="string">
            <text:p>Append text at specific position and move cursor!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FindIndex(const char *text, const char *find);</text:p>
          </table:table-cell>
          <table:table-cell table:number-columns-repeated="2"/>
          <table:table-cell office:value-type="string" calcext:value-type="string">
            <text:p>Find first text occurrence within a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Upper(const char *text);</text:p>
          </table:table-cell>
          <table:table-cell table:number-columns-repeated="2"/>
          <table:table-cell office:value-type="string" calcext:value-type="string">
            <text:p>Get upp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Lower(const char *text);</text:p>
          </table:table-cell>
          <table:table-cell table:number-columns-repeated="2"/>
          <table:table-cell office:value-type="string" calcext:value-type="string">
            <text:p>Get lower case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TextToPascal(const char *text);</text:p>
          </table:table-cell>
          <table:table-cell table:number-columns-repeated="2"/>
          <table:table-cell office:value-type="string" calcext:value-type="string">
            <text:p>Get Pascal case notation version of provi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TextToInteger(const char *text);</text:p>
          </table:table-cell>
          <table:table-cell table:number-columns-repeated="2"/>
          <table:table-cell office:value-type="string" calcext:value-type="string">
            <text:p>Get integer value from text (negative values not support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har *TextToUtf8(int *codepoints, int length);</text:p>
          </table:table-cell>
          <table:table-cell table:number-columns-repeated="2"/>
          <table:table-cell office:value-type="string" calcext:value-type="string">
            <text:p>Encode text codepoint into utf8 text (memory must be freed!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UTF8 text strings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*GetCodepoints(const char *text, int *count);</text:p>
          </table:table-cell>
          <table:table-cell table:number-columns-repeated="2"/>
          <table:table-cell office:value-type="string" calcext:value-type="string">
            <text:p>Get all codepoints in a string, codepoints count returned by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CodepointsCount(const char *text);</text:p>
          </table:table-cell>
          <table:table-cell table:number-columns-repeated="2"/>
          <table:table-cell office:value-type="string" calcext:value-type="string">
            <text:p>Get total number of characters (codepoints) in a UTF8 encoded st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NextCodepoint(const char *text, int *bytesProcessed);</text:p>
          </table:table-cell>
          <table:table-cell table:number-columns-repeated="2"/>
          <table:table-cell office:value-type="string" calcext:value-type="string">
            <text:p>Returns next codepoint in a UTF8 encoded string; 0x3f('?') is returned on fail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onst char *CodepointToUtf8(int codepoint, int *byteLength);</text:p>
          </table:table-cell>
          <table:table-cell table:number-columns-repeated="2"/>
          <table:table-cell office:value-type="string" calcext:value-type="string">
            <text:p>Encode codepoint into utf8 text (char array length returned as paramet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Basic geometric 3D shapes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Line3D(Vector3 startPos, Vector3 endPos, Color color);</text:p>
          </table:table-cell>
          <table:table-cell table:number-columns-repeated="2"/>
          <table:table-cell office:value-type="string" calcext:value-type="string">
            <text:p>Draw a lin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oint3D(Vector3 position, Color color);</text:p>
          </table:table-cell>
          <table:table-cell table:number-columns-repeated="2"/>
          <table:table-cell office:value-type="string" calcext:value-type="string">
            <text:p>Draw a point in 3D space, actually a small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ircle3D(Vector3 center, float radius, Vector3 rotationAxis, float rotationAngle, Color color);</text:p>
          </table:table-cell>
          <table:table-cell table:number-columns-repeated="2"/>
          <table:table-cell office:value-type="string" calcext:value-type="string">
            <text:p>Draw a circle in 3D world spa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3D(Vector3 v1, Vector3 v2, Vector3 v3, Color color);</text:p>
          </table:table-cell>
          <table:table-cell table:number-columns-repeated="2"/>
          <table:table-cell office:value-type="string" calcext:value-type="string">
            <text:p>Draw a color-filled triangle (vertex in counter-clockwise order!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TriangleStrip3D(Vector3 *points, int pointsCount, Color color);</text:p>
          </table:table-cell>
          <table:table-cell table:number-columns-repeated="2"/>
          <table:table-cell office:value-type="string" calcext:value-type="string">
            <text:p>Draw a triangle strip defined by poi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(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V(Vector3 position, Vector3 size, Color color);</text:p>
          </table:table-cell>
          <table:table-cell table:number-columns-repeated="2"/>
          <table:table-cell office:value-type="string" calcext:value-type="string">
            <text:p>Draw cube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(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WiresV(Vector3 position, Vector3 size, Color color);</text:p>
          </table:table-cell>
          <table:table-cell table:number-columns-repeated="2"/>
          <table:table-cell office:value-type="string" calcext:value-type="string">
            <text:p>Draw cube wires (Vector version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ubeTexture(Texture2D texture, Vector3 position, float width, float height, float length, Color color);</text:p>
          </table:table-cell>
          <table:table-cell table:number-columns-repeated="2"/>
          <table:table-cell office:value-type="string" calcext:value-type="string">
            <text:p>Draw cube texture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(Vector3 centerPos, float radius, Color color);</text:p>
          </table:table-cell>
          <table:table-cell table:number-columns-repeated="2"/>
          <table:table-cell office:value-type="string" calcext:value-type="string">
            <text:p>Draw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Ex(Vector3 centerPos, float radius, int rings, int slices, Color color);</text:p>
          </table:table-cell>
          <table:table-cell table:number-columns-repeated="2"/>
          <table:table-cell office:value-type="string" calcext:value-type="string">
            <text:p>Draw sphere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SphereWires(Vector3 centerPos, float radius, int rings, int slices, Color color);</text:p>
          </table:table-cell>
          <table:table-cell table:number-columns-repeated="2"/>
          <table:table-cell office:value-type="string" calcext:value-type="string">
            <text:p>Draw spher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(Vector3 position, float radiusTop, float radiusBottom, float height, int slices, Color color);</text:p>
          </table:table-cell>
          <table:table-cell table:number-columns-repeated="2"/>
          <table:table-cell office:value-type="string" calcext:value-type="string">
            <text:p>Draw a cylinder/co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CylinderWires(Vector3 position, float radiusTop, float radiusBottom, float height, int slices, Color color);</text:p>
          </table:table-cell>
          <table:table-cell table:number-columns-repeated="2"/>
          <table:table-cell office:value-type="string" calcext:value-type="string">
            <text:p>Draw a cylinder/cone wi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Plane(Vector3 centerPos, Vector2 size, Color color);</text:p>
          </table:table-cell>
          <table:table-cell table:number-columns-repeated="2"/>
          <table:table-cell office:value-type="string" calcext:value-type="string">
            <text:p>Draw a plane XZ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Ray(Ray ray, Color color);</text:p>
          </table:table-cell>
          <table:table-cell table:number-columns-repeated="2"/>
          <table:table-cell office:value-type="string" calcext:value-type="string">
            <text:p>Draw a ray lin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rid(int slices, float spacing);</text:p>
          </table:table-cell>
          <table:table-cell table:number-columns-repeated="2"/>
          <table:table-cell office:value-type="string" calcext:value-type="string">
            <text:p>Draw a grid (centered at (0, 0, 0)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Gizmo(Vector3 position);</text:p>
          </table:table-cell>
          <table:table-cell table:number-columns-repeated="2"/>
          <table:table-cell office:value-type="string" calcext:value-type="string">
            <text:p>Draw simple gizmo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 LoadModel(const char *fileName);</text:p>
          </table:table-cell>
          <table:table-cell table:number-columns-repeated="2"/>
          <table:table-cell office:value-type="string" calcext:value-type="string">
            <text:p>Load model from files (meshes and material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odel LoadModelFromMesh(Mesh mesh);</text:p>
          </table:table-cell>
          <table:table-cell table:number-columns-repeated="2"/>
          <table:table-cell office:value-type="string" calcext:value-type="string">
            <text:p>Load model from generated mesh (default materia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(Model model);</text:p>
          </table:table-cell>
          <table:table-cell table:number-columns-repeated="2"/>
          <table:table-cell office:value-type="string" calcext:value-type="string">
            <text:p>Unload model (including meshes)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KeepMeshes(Model model);</text:p>
          </table:table-cell>
          <table:table-cell table:number-columns-repeated="2"/>
          <table:table-cell office:value-type="string" calcext:value-type="string">
            <text:p>Unload model (but not meshes) from memory (RAM and/or 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*LoadMeshes(const char *fileName, int *meshCount);</text:p>
          </table:table-cell>
          <table:table-cell table:number-columns-repeated="2"/>
          <table:table-cell office:value-type="string" calcext:value-type="string">
            <text:p>Load meshe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esh(Mesh mesh);</text:p>
          </table:table-cell>
          <table:table-cell table:number-columns-repeated="2"/>
          <table:table-cell office:value-type="string" calcext:value-type="string">
            <text:p>Unload mesh from memory (RAM and/or 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Mesh(Mesh mesh, const char *fileName);</text:p>
          </table:table-cell>
          <table:table-cell table:number-columns-repeated="2"/>
          <table:table-cell office:value-type="string" calcext:value-type="string">
            <text:p>Export mesh data to file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aterial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aterial *LoadMaterials(const char *fileName, int *materialCount);</text:p>
          </table:table-cell>
          <table:table-cell table:number-columns-repeated="2"/>
          <table:table-cell office:value-type="string" calcext:value-type="string">
            <text:p>Load materials from model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erial LoadMaterialDefault(void);</text:p>
          </table:table-cell>
          <table:table-cell table:number-columns-repeated="2"/>
          <table:table-cell office:value-type="string" calcext:value-type="string">
            <text:p>Load default material (Supports: DIFFUSE, SPECULAR, NORMAL map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aterial(Material material);</text:p>
          </table:table-cell>
          <table:table-cell table:number-columns-repeated="2"/>
          <table:table-cell office:value-type="string" calcext:value-type="string">
            <text:p>Unload material from GPU memory (VRAM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erialTexture(Material *material, int mapType, Texture2D texture);</text:p>
          </table:table-cell>
          <table:table-cell table:number-columns-repeated="2"/>
          <table:table-cell office:value-type="string" calcext:value-type="string">
            <text:p>Set texture for a material map type (MAP_DIFFUSE, MAP_SPECULAR...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odelMeshMaterial(Model *model, int meshId, int materialId);</text:p>
          </table:table-cell>
          <table:table-cell table:number-columns-repeated="2"/>
          <table:table-cell office:value-type="string" calcext:value-type="string">
            <text:p>Set material for a mes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animations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odelAnimation *LoadModelAnimations(const char *fileName, int *animsCount);</text:p>
          </table:table-cell>
          <table:table-cell table:number-columns-repeated="2"/>
          <table:table-cell office:value-type="string" calcext:value-type="string">
            <text:p>Load model animations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odelAnimation(Model model, ModelAnimation anim, int frame);</text:p>
          </table:table-cell>
          <table:table-cell table:number-columns-repeated="2"/>
          <table:table-cell office:value-type="string" calcext:value-type="string">
            <text:p>Update model animation pos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odelAnimation(ModelAnimation anim);</text:p>
          </table:table-cell>
          <table:table-cell table:number-columns-repeated="2"/>
          <table:table-cell office:value-type="string" calcext:value-type="string">
            <text:p>Unload animation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odelAnimationValid(Model model, ModelAnimation anim);</text:p>
          </table:table-cell>
          <table:table-cell table:number-columns-repeated="2"/>
          <table:table-cell office:value-type="string" calcext:value-type="string">
            <text:p>Check model animation skeleton match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gene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esh GenMeshPoly(int sides, float radius);</text:p>
          </table:table-cell>
          <table:table-cell table:number-columns-repeated="2"/>
          <table:table-cell office:value-type="string" calcext:value-type="string">
            <text:p>Generate polygonal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Plane(float width, float length, int resX, int resZ);</text:p>
          </table:table-cell>
          <table:table-cell table:number-columns-repeated="2"/>
          <table:table-cell office:value-type="string" calcext:value-type="string">
            <text:p>Generate plane mesh (with subdivision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e(float width, float height, float length);</text:p>
          </table:table-cell>
          <table:table-cell table:number-columns-repeated="2"/>
          <table:table-cell office:value-type="string" calcext:value-type="string">
            <text:p>Generate cuboi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Sphere(float radius, int rings, int slices);</text:p>
          </table:table-cell>
          <table:table-cell table:number-columns-repeated="2"/>
          <table:table-cell office:value-type="string" calcext:value-type="string">
            <text:p>Generate sphere mesh (standard sphere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miSphere(float radius, int rings, int slices);</text:p>
          </table:table-cell>
          <table:table-cell table:number-columns-repeated="2"/>
          <table:table-cell office:value-type="string" calcext:value-type="string">
            <text:p>Generate half-sphere mesh (no bottom cap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ylinder(float radius, float height, int slices);</text:p>
          </table:table-cell>
          <table:table-cell table:number-columns-repeated="2"/>
          <table:table-cell office:value-type="string" calcext:value-type="string">
            <text:p>Generate cylinder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Torus(float radius, float size, int radSeg, int sides);</text:p>
          </table:table-cell>
          <table:table-cell table:number-columns-repeated="2"/>
          <table:table-cell office:value-type="string" calcext:value-type="string">
            <text:p>Generate torus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Knot(float radius, float size, int radSeg, int sides);</text:p>
          </table:table-cell>
          <table:table-cell table:number-columns-repeated="2"/>
          <table:table-cell office:value-type="string" calcext:value-type="string">
            <text:p>Generate trefoil knot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Heightmap(Image heightmap, Vector3 size);</text:p>
          </table:table-cell>
          <table:table-cell table:number-columns-repeated="2"/>
          <table:table-cell office:value-type="string" calcext:value-type="string">
            <text:p>Generate heightmap mesh from imag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esh GenMeshCubicmap(Image cubicmap, Vector3 cubeSize);</text:p>
          </table:table-cell>
          <table:table-cell table:number-columns-repeated="2"/>
          <table:table-cell office:value-type="string" calcext:value-type="string">
            <text:p>Generate cubes-based map mesh from image data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esh manipul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undingBox MeshBoundingBox(Mesh mesh);</text:p>
          </table:table-cell>
          <table:table-cell table:number-columns-repeated="2"/>
          <table:table-cell office:value-type="string" calcext:value-type="string">
            <text:p>Compute mesh bounding box limi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Tangents(Mesh *mesh);</text:p>
          </table:table-cell>
          <table:table-cell table:number-columns-repeated="2"/>
          <table:table-cell office:value-type="string" calcext:value-type="string">
            <text:p>Compute mesh tangent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Binormals(Mesh *mesh);</text:p>
          </table:table-cell>
          <table:table-cell table:number-columns-repeated="2"/>
          <table:table-cell office:value-type="string" calcext:value-type="string">
            <text:p>Compute mesh binormal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MeshNormalsSmooth(Mesh *mesh);</text:p>
          </table:table-cell>
          <table:table-cell table:number-columns-repeated="2"/>
          <table:table-cell office:value-type="string" calcext:value-type="string">
            <text:p>Smooth (average) vertex normal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odel draw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DrawModel(Model model, Vector3 position, float scale, Color tint);</text:p>
          </table:table-cell>
          <table:table-cell table:number-columns-repeated="2"/>
          <table:table-cell office:value-type="string" calcext:value-type="string">
            <text:p>Draw a model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Ex(Model model, Vector3 position, Vector3 rotationAxis, float rotationAngle, Vector3 scale, Color tint);</text:p>
          </table:table-cell>
          <table:table-cell table:number-columns-repeated="2"/>
          <table:table-cell office:value-type="string" calcext:value-type="string">
            <text:p>Draw a model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(Model model, Vector3 position, float scale, Color tint);</text:p>
          </table:table-cell>
          <table:table-cell table:number-columns-repeated="2"/>
          <table:table-cell office:value-type="string" calcext:value-type="string">
            <text:p>Draw a model wires (with texture if set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ModelWiresEx(Model model, Vector3 position, Vector3 rotationAxis, float rotationAngle, Vector3 scale, Color tint);</text:p>
          </table:table-cell>
          <table:table-cell table:number-columns-repeated="2"/>
          <table:table-cell office:value-type="string" calcext:value-type="string">
            <text:p>Draw a model wires (with texture if set) with extended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oundingBox(BoundingBox box, Color color);</text:p>
          </table:table-cell>
          <table:table-cell table:number-columns-repeated="2"/>
          <table:table-cell office:value-type="string" calcext:value-type="string">
            <text:p>Draw bounding box (wire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(Camera camera, Texture2D texture, Vector3 center, float size, Color tint);</text:p>
          </table:table-cell>
          <table:table-cell table:number-columns-repeated="2"/>
          <table:table-cell office:value-type="string" calcext:value-type="string">
            <text:p>Draw a billboard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DrawBillboardRec(Camera camera, Texture2D texture, Rectangle source, Vector3 center, float size, Color tint);</text:p>
          </table:table-cell>
          <table:table-cell table:number-columns-repeated="2"/>
          <table:table-cell office:value-type="string" calcext:value-type="string">
            <text:p>Draw a billboard texture defined by sourc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Collision detec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bool CheckCollisionSpheres(Vector3 center1, float radius1, Vector3 center2, float radius2);</text:p>
          </table:table-cell>
          <table:table-cell table:number-columns-repeated="2"/>
          <table:table-cell office:value-type="string" calcext:value-type="string">
            <text:p>Detect collision between two spher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es(BoundingBox box1, BoundingBox box2);</text:p>
          </table:table-cell>
          <table:table-cell table:number-columns-repeated="2"/>
          <table:table-cell office:value-type="string" calcext:value-type="string">
            <text:p>Detect collision between two bounding box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BoxSphere(BoundingBox box, Vector3 center, float radius);</text:p>
          </table:table-cell>
          <table:table-cell table:number-columns-repeated="2"/>
          <table:table-cell office:value-type="string" calcext:value-type="string">
            <text:p>Detect collision between box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(Ray ray, Vector3 center, float radius);</text:p>
          </table:table-cell>
          <table:table-cell table:number-columns-repeated="2"/>
          <table:table-cell office:value-type="string" calcext:value-type="string">
            <text:p>Detect collision between ray and sphe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SphereEx(Ray ray, Vector3 center, float radius, Vector3 *collisionPoint);</text:p>
          </table:table-cell>
          <table:table-cell table:number-columns-repeated="2"/>
          <table:table-cell office:value-type="string" calcext:value-type="string">
            <text:p>Detect collision between ray and sphere, returns collision poin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CheckCollisionRayBox(Ray ray, BoundingBox box);</text:p>
          </table:table-cell>
          <table:table-cell table:number-columns-repeated="2"/>
          <table:table-cell office:value-type="string" calcext:value-type="string">
            <text:p>Detect collision between ray and bo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esh(Ray ray, Mesh mesh, Matrix transform);</text:p>
          </table:table-cell>
          <table:table-cell table:number-columns-repeated="2"/>
          <table:table-cell office:value-type="string" calcext:value-type="string">
            <text:p>Get collision info between ray and mes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Model(Ray ray, Model model);</text:p>
          </table:table-cell>
          <table:table-cell table:number-columns-repeated="2"/>
          <table:table-cell office:value-type="string" calcext:value-type="string">
            <text:p>Get collision info between ray and mod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Triangle(Ray ray, Vector3 p1, Vector3 p2, Vector3 p3);</text:p>
          </table:table-cell>
          <table:table-cell table:number-columns-repeated="2"/>
          <table:table-cell office:value-type="string" calcext:value-type="string">
            <text:p>Get collision info between ray and triang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ayHitInfo GetCollisionRayGround(Ray ray, float groundHeight);</text:p>
          </table:table-cell>
          <table:table-cell table:number-columns-repeated="2"/>
          <table:table-cell office:value-type="string" calcext:value-type="string">
            <text:p>Get collision info between ray and ground plane (Y-normal plane)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"/>
          <table:table-cell table:number-columns-repeated="61"/>
        </table:table-row>
        <table:table-row table:style-name="ro3">
          <table:table-cell table:number-columns-repeated="2"/>
          <table:table-cell table:style-name="ce13" office:value-type="string" calcext:value-type="string">
            <text:p>Shader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Shader LoadShader(const char *vsFileName, const char *fsFileName);</text:p>
          </table:table-cell>
          <table:table-cell table:number-columns-repeated="2"/>
          <table:table-cell office:value-type="string" calcext:value-type="string">
            <text:p>Load shader from file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hader LoadShaderCode(const char *vsCode, const char *fsCode);</text:p>
          </table:table-cell>
          <table:table-cell table:number-columns-repeated="2"/>
          <table:table-cell office:value-type="string" calcext:value-type="string">
            <text:p>Load shader from code strings and bind default location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hader(Shader shader);</text:p>
          </table:table-cell>
          <table:table-cell table:number-columns-repeated="2"/>
          <table:table-cell office:value-type="string" calcext:value-type="string">
            <text:p>Unload shader from GPU memory (VRAM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ader GetShaderDefault(void);</text:p>
          </table:table-cell>
          <table:table-cell table:number-columns-repeated="2"/>
          <table:table-cell office:value-type="string" calcext:value-type="string">
            <text:p>Get default shade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TextureDefault(void);</text:p>
          </table:table-cell>
          <table:table-cell table:number-columns-repeated="2"/>
          <table:table-cell office:value-type="string" calcext:value-type="string">
            <text:p>Get default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tShapesTexture(void);</text:p>
          </table:table-cell>
          <table:table-cell table:number-columns-repeated="2"/>
          <table:table-cell office:value-type="string" calcext:value-type="string">
            <text:p>Get textur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tangle GetShapesTextureRec(void);</text:p>
          </table:table-cell>
          <table:table-cell table:number-columns-repeated="2"/>
          <table:table-cell office:value-type="string" calcext:value-type="string">
            <text:p>Get texture rectangle to draw shape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pesTexture(Texture2D texture, Rectangle source);</text:p>
          </table:table-cell>
          <table:table-cell table:number-columns-repeated="2"/>
          <table:table-cell office:value-type="string" calcext:value-type="string">
            <text:p>Define default texture used to draw shap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er configuration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int GetShaderLocation(Shader shader, const char *uniformName);</text:p>
          </table:table-cell>
          <table:table-cell table:number-columns-repeated="2"/>
          <table:table-cell office:value-type="string" calcext:value-type="string">
            <text:p>Get shader uniform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haderLocationAttrib(Shader shader, const char *attribName);</text:p>
          </table:table-cell>
          <table:table-cell table:number-columns-repeated="2"/>
          <table:table-cell office:value-type="string" calcext:value-type="string">
            <text:p>Get shader attribute location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(Shader shader, int uniformLoc, const void *value, int uniformType);</text:p>
          </table:table-cell>
          <table:table-cell table:number-columns-repeated="2"/>
          <table:table-cell office:value-type="string" calcext:value-type="string">
            <text:p>Set shader uniform valu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V(Shader shader, int uniformLoc, const void *value, int uniformType, int count);</text:p>
          </table:table-cell>
          <table:table-cell table:number-columns-repeated="2"/>
          <table:table-cell office:value-type="string" calcext:value-type="string">
            <text:p>Set shader uniform value vector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Matrix(Shader shader, int uniformLoc, Matrix mat);</text:p>
          </table:table-cell>
          <table:table-cell table:number-columns-repeated="2"/>
          <table:table-cell office:value-type="string" calcext:value-type="string">
            <text:p>Set shader uniform value (matrix 4x4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haderValueTexture(Shader shader, int uniformLoc, Texture2D texture);</text:p>
          </table:table-cell>
          <table:table-cell table:number-columns-repeated="2"/>
          <table:table-cell office:value-type="string" calcext:value-type="string">
            <text:p>Set shader uniform value for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Projection(Matrix proj);</text:p>
          </table:table-cell>
          <table:table-cell table:number-columns-repeated="2"/>
          <table:table-cell office:value-type="string" calcext:value-type="string">
            <text:p>Set a custom projection matrix (replaces internal projection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trixModelview(Matrix view);</text:p>
          </table:table-cell>
          <table:table-cell table:number-columns-repeated="2"/>
          <table:table-cell office:value-type="string" calcext:value-type="string">
            <text:p>Set a custom modelview matrix (replaces internal modelview matrix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Modelview(void);</text:p>
          </table:table-cell>
          <table:table-cell table:number-columns-repeated="2"/>
          <table:table-cell office:value-type="string" calcext:value-type="string">
            <text:p>Get internal modelview matrix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Matrix GetMatrixProjection(void);</text:p>
          </table:table-cell>
          <table:table-cell table:number-columns-repeated="2"/>
          <table:table-cell office:value-type="string" calcext:value-type="string">
            <text:p>Get internal projection matrix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Texture maps generation (PBR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extureCubemap GenTextureCubemap(Shader shader, Texture2D panorama, int size, int format);</text:p>
          </table:table-cell>
          <table:table-cell table:number-columns-repeated="2"/>
          <table:table-cell office:value-type="string" calcext:value-type="string">
            <text:p>Generate cubemap texture from 2D panorama textur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Irradiance(Shader shader, TextureCubemap cubemap, int size);</text:p>
          </table:table-cell>
          <table:table-cell table:number-columns-repeated="2"/>
          <table:table-cell office:value-type="string" calcext:value-type="string">
            <text:p>Generate irradiance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Cubemap GenTexturePrefilter(Shader shader, TextureCubemap cubemap, int size);</text:p>
          </table:table-cell>
          <table:table-cell table:number-columns-repeated="2"/>
          <table:table-cell office:value-type="string" calcext:value-type="string">
            <text:p>Generate prefilter texture using cubemap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Texture2D GenTextureBRDF(Shader shader, int size);</text:p>
          </table:table-cell>
          <table:table-cell table:number-columns-repeated="2"/>
          <table:table-cell office:value-type="string" calcext:value-type="string">
            <text:p>Generate BRDF texture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Shading begin/end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BeginShaderMode(Shader shader);</text:p>
          </table:table-cell>
          <table:table-cell table:number-columns-repeated="2"/>
          <table:table-cell office:value-type="string" calcext:value-type="string">
            <text:p>Begin custom shader draw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ShaderMode(void);</text:p>
          </table:table-cell>
          <table:table-cell table:number-columns-repeated="2"/>
          <table:table-cell office:value-type="string" calcext:value-type="string">
            <text:p>End custom shader drawing (use default shader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BlendMode(int mode);</text:p>
          </table:table-cell>
          <table:table-cell table:number-columns-repeated="2"/>
          <table:table-cell office:value-type="string" calcext:value-type="string">
            <text:p>Begin blending mode (alpha, additive, multiplied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BlendMode(void);</text:p>
          </table:table-cell>
          <table:table-cell table:number-columns-repeated="2"/>
          <table:table-cell office:value-type="string" calcext:value-type="string">
            <text:p>End blending mode (reset to default: alpha blending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VR control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VrSimulator(void);</text:p>
          </table:table-cell>
          <table:table-cell table:number-columns-repeated="2"/>
          <table:table-cell office:value-type="string" calcext:value-type="string">
            <text:p>Init VR simulator for selected device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VrSimulator(void);</text:p>
          </table:table-cell>
          <table:table-cell table:number-columns-repeated="2"/>
          <table:table-cell office:value-type="string" calcext:value-type="string">
            <text:p>Close VR simulator for current devi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VrTracking(Camera *camera);</text:p>
          </table:table-cell>
          <table:table-cell table:number-columns-repeated="2"/>
          <table:table-cell office:value-type="string" calcext:value-type="string">
            <text:p>Update VR tracking (position and orientation) and camer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VrConfiguration(VrDeviceInfo info, Shader distortion);</text:p>
          </table:table-cell>
          <table:table-cell table:number-columns-repeated="2"/>
          <table:table-cell office:value-type="string" calcext:value-type="string">
            <text:p>Set stereo rendering configuration parameter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VrSimulatorReady(void);</text:p>
          </table:table-cell>
          <table:table-cell table:number-columns-repeated="2"/>
          <table:table-cell office:value-type="string" calcext:value-type="string">
            <text:p>Detect if VR simulator is read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ToggleVrMode(void);</text:p>
          </table:table-cell>
          <table:table-cell table:number-columns-repeated="2"/>
          <table:table-cell office:value-type="string" calcext:value-type="string">
            <text:p>Enable/Disable VR experienc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BeginVrDrawing(void);</text:p>
          </table:table-cell>
          <table:table-cell table:number-columns-repeated="2"/>
          <table:table-cell office:value-type="string" calcext:value-type="string">
            <text:p>Begin VR simulator stereo render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EndVrDrawing(void);</text:p>
          </table:table-cell>
          <table:table-cell table:number-columns-repeated="2"/>
          <table:table-cell office:value-type="string" calcext:value-type="string">
            <text:p>End VR simulator stereo render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 device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InitAudioDevice(void);</text:p>
          </table:table-cell>
          <table:table-cell table:number-columns-repeated="2"/>
          <table:table-cell office:value-type="string" calcext:value-type="string">
            <text:p>Initializ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Device(void);</text:p>
          </table:table-cell>
          <table:table-cell table:number-columns-repeated="2"/>
          <table:table-cell office:value-type="string" calcext:value-type="string">
            <text:p>Close the audio device and contex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DeviceReady(void);</text:p>
          </table:table-cell>
          <table:table-cell table:number-columns-repeated="2"/>
          <table:table-cell office:value-type="string" calcext:value-type="string">
            <text:p>Check if audio device has been initialized successfull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asterVolume(float volume);</text:p>
          </table:table-cell>
          <table:table-cell table:number-columns-repeated="2"/>
          <table:table-cell office:value-type="string" calcext:value-type="string">
            <text:p>Set master volume (listener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loading/unloading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Wave LoadWave(const char *fileName);</text:p>
          </table:table-cell>
          <table:table-cell table:number-columns-repeated="2"/>
          <table:table-cell office:value-type="string" calcext:value-type="string">
            <text:p>Load wave data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LoadWaveFromMemory(const char *fileType, const unsigned char *fileData, int dataSize);</text:p>
          </table:table-cell>
          <table:table-cell table:number-columns-repeated="2"/>
          <table:table-cell office:value-type="string" calcext:value-type="string">
            <text:p>Load wave from memory buffer, fileType refers to extension: i.e. "wav"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(const char *fileName);</text:p>
          </table:table-cell>
          <table:table-cell table:number-columns-repeated="2"/>
          <table:table-cell office:value-type="string" calcext:value-type="string">
            <text:p>Load sound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Sound LoadSoundFromWave(Wave wave);</text:p>
          </table:table-cell>
          <table:table-cell table:number-columns-repeated="2"/>
          <table:table-cell office:value-type="string" calcext:value-type="string">
            <text:p>Load sound from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Sound(Sound sound, const void *data, int samplesCount);// Update sound buffer with new data</text:p>
          </table:table-cell>
          <table:table-cell table:number-columns-repeated="2"/>
          <table:table-cell office:value-type="string" calcext:value-type="string">
            <text:p>Update sound buffer with new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(Wave wave);</text:p>
          </table:table-cell>
          <table:table-cell table:number-columns-repeated="2"/>
          <table:table-cell office:value-type="string" calcext:value-type="string">
            <text:p>Unload wave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Sound(Sound sound);</text:p>
          </table:table-cell>
          <table:table-cell table:number-columns-repeated="2"/>
          <table:table-cell office:value-type="string" calcext:value-type="string">
            <text:p>Unloa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(Wave wave, const char *fileName);</text:p>
          </table:table-cell>
          <table:table-cell table:number-columns-repeated="2"/>
          <table:table-cell office:value-type="string" calcext:value-type="string">
            <text:p>Export wave data to file, returns true on succes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ExportWaveAsCode(Wave wave, const char *fileName);</text:p>
          </table:table-cell>
          <table:table-cell table:number-columns-repeated="2"/>
          <table:table-cell office:value-type="string" calcext:value-type="string">
            <text:p>Export wave sample data to code (.h), returns true on succes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Wave/Sound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void PlaySound(Sound sound);</text:p>
          </table:table-cell>
          <table:table-cell table:number-columns-repeated="2"/>
          <table:table-cell office:value-type="string" calcext:value-type="string">
            <text:p>Play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(Sound sound);</text:p>
          </table:table-cell>
          <table:table-cell table:number-columns-repeated="2"/>
          <table:table-cell office:value-type="string" calcext:value-type="string">
            <text:p>Stop playing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Sound(Sound sound);</text:p>
          </table:table-cell>
          <table:table-cell table:number-columns-repeated="2"/>
          <table:table-cell office:value-type="string" calcext:value-type="string">
            <text:p>Pause a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Sound(Sound sound);</text:p>
          </table:table-cell>
          <table:table-cell table:number-columns-repeated="2"/>
          <table:table-cell office:value-type="string" calcext:value-type="string">
            <text:p>Resume a paused soun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SoundMulti(Sound sound);</text:p>
          </table:table-cell>
          <table:table-cell table:number-columns-repeated="2"/>
          <table:table-cell office:value-type="string" calcext:value-type="string">
            <text:p>Play a sound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SoundMulti(void);</text:p>
          </table:table-cell>
          <table:table-cell table:number-columns-repeated="2"/>
          <table:table-cell office:value-type="string" calcext:value-type="string">
            <text:p>Stop any sound playing (using multichannel buffer poo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int GetSoundsPlaying(void);</text:p>
          </table:table-cell>
          <table:table-cell table:number-columns-repeated="2"/>
          <table:table-cell office:value-type="string" calcext:value-type="string">
            <text:p>Get number of sounds playing in the multichanne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SoundPlaying(Sound sound);</text:p>
          </table:table-cell>
          <table:table-cell table:number-columns-repeated="2"/>
          <table:table-cell office:value-type="string" calcext:value-type="string">
            <text:p>Check if a sound is currently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Volume(Sound sound, float volume);</text:p>
          </table:table-cell>
          <table:table-cell table:number-columns-repeated="2"/>
          <table:table-cell office:value-type="string" calcext:value-type="string">
            <text:p>Set volume for a sound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SoundPitch(Sound sound, float pitch);</text:p>
          </table:table-cell>
          <table:table-cell table:number-columns-repeated="2"/>
          <table:table-cell office:value-type="string" calcext:value-type="string">
            <text:p>Set pitch for a sound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Format(Wave *wave, int sampleRate, int sampleSize, int channels);</text:p>
          </table:table-cell>
          <table:table-cell table:number-columns-repeated="2"/>
          <table:table-cell office:value-type="string" calcext:value-type="string">
            <text:p>Convert wave data to desired format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Wave WaveCopy(Wave wave);</text:p>
          </table:table-cell>
          <table:table-cell table:number-columns-repeated="2"/>
          <table:table-cell office:value-type="string" calcext:value-type="string">
            <text:p>Copy a wave to a new wav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WaveCrop(Wave *wave, int initSample, int finalSample);</text:p>
          </table:table-cell>
          <table:table-cell table:number-columns-repeated="2"/>
          <table:table-cell office:value-type="string" calcext:value-type="string">
            <text:p>Crop a wave to defined samples rang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*LoadWaveSamples(Wave wave);</text:p>
          </table:table-cell>
          <table:table-cell table:number-columns-repeated="2"/>
          <table:table-cell office:value-type="string" calcext:value-type="string">
            <text:p>Load samples data from wave as a floats arra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WaveSamples(float *samples);</text:p>
          </table:table-cell>
          <table:table-cell table:number-columns-repeated="2"/>
          <table:table-cell office:value-type="string" calcext:value-type="string">
            <text:p>Unload samples data loaded with LoadWaveSamples(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Music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Music LoadMusicStream(const char *fileName);</text:p>
          </table:table-cell>
          <table:table-cell table:number-columns-repeated="2"/>
          <table:table-cell office:value-type="string" calcext:value-type="string">
            <text:p>Load music stream from file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nloadMusicStream(Music music);</text:p>
          </table:table-cell>
          <table:table-cell table:number-columns-repeated="2"/>
          <table:table-cell office:value-type="string" calcext:value-type="string">
            <text:p>Unload music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MusicStream(Music music);</text:p>
          </table:table-cell>
          <table:table-cell table:number-columns-repeated="2"/>
          <table:table-cell office:value-type="string" calcext:value-type="string">
            <text:p>Start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MusicStream(Music music);</text:p>
          </table:table-cell>
          <table:table-cell table:number-columns-repeated="2"/>
          <table:table-cell office:value-type="string" calcext:value-type="string">
            <text:p>Updates buffers for music stream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MusicStream(Music music);</text:p>
          </table:table-cell>
          <table:table-cell table:number-columns-repeated="2"/>
          <table:table-cell office:value-type="string" calcext:value-type="string">
            <text:p>Stop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MusicStream(Music music);</text:p>
          </table:table-cell>
          <table:table-cell table:number-columns-repeated="2"/>
          <table:table-cell office:value-type="string" calcext:value-type="string">
            <text:p>Pause music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MusicStream(Music music);</text:p>
          </table:table-cell>
          <table:table-cell table:number-columns-repeated="2"/>
          <table:table-cell office:value-type="string" calcext:value-type="string">
            <text:p>Resume playing paused music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MusicPlaying(Music music);</text:p>
          </table:table-cell>
          <table:table-cell table:number-columns-repeated="2"/>
          <table:table-cell office:value-type="string" calcext:value-type="string">
            <text:p>Check if music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Volume(Music music, float volume);</text:p>
          </table:table-cell>
          <table:table-cell table:number-columns-repeated="2"/>
          <table:table-cell office:value-type="string" calcext:value-type="string">
            <text:p>Set volume for music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MusicPitch(Music music, float pitch);</text:p>
          </table:table-cell>
          <table:table-cell table:number-columns-repeated="2"/>
          <table:table-cell office:value-type="string" calcext:value-type="string">
            <text:p>Set pitch for a music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Length(Music music);</text:p>
          </table:table-cell>
          <table:table-cell table:number-columns-repeated="2"/>
          <table:table-cell office:value-type="string" calcext:value-type="string">
            <text:p>Get music time length (in seconds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float GetMusicTimePlayed(Music music);</text:p>
          </table:table-cell>
          <table:table-cell table:number-columns-repeated="2"/>
          <table:table-cell office:value-type="string" calcext:value-type="string">
            <text:p>Get current music time played (in seconds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table:style-name="ce13" office:value-type="string" calcext:value-type="string">
            <text:p>AudioStream management functio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AudioStream InitAudioStream(unsigned int sampleRate, unsigned int sampleSize, unsigned int channels);</text:p>
          </table:table-cell>
          <table:table-cell table:number-columns-repeated="2"/>
          <table:table-cell office:value-type="string" calcext:value-type="string">
            <text:p>Init audio stream (to stream raw audio pcm data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UpdateAudioStream(AudioStream stream, const void *data, int samplesCount);</text:p>
          </table:table-cell>
          <table:table-cell table:number-columns-repeated="2"/>
          <table:table-cell office:value-type="string" calcext:value-type="string">
            <text:p>Update audio stream buffers with data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CloseAudioStream(AudioStream stream);</text:p>
          </table:table-cell>
          <table:table-cell table:number-columns-repeated="2"/>
          <table:table-cell office:value-type="string" calcext:value-type="string">
            <text:p>Close audio stream and free memory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rocessed(AudioStream stream);</text:p>
          </table:table-cell>
          <table:table-cell table:number-columns-repeated="2"/>
          <table:table-cell office:value-type="string" calcext:value-type="string">
            <text:p>Check if any audio stream buffers requires refill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layAudioStream(AudioStream stream);</text:p>
          </table:table-cell>
          <table:table-cell table:number-columns-repeated="2"/>
          <table:table-cell office:value-type="string" calcext:value-type="string">
            <text:p>Play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PauseAudioStream(AudioStream stream);</text:p>
          </table:table-cell>
          <table:table-cell table:number-columns-repeated="2"/>
          <table:table-cell office:value-type="string" calcext:value-type="string">
            <text:p>Paus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ResumeAudioStream(AudioStream stream);</text:p>
          </table:table-cell>
          <table:table-cell table:number-columns-repeated="2"/>
          <table:table-cell office:value-type="string" calcext:value-type="string">
            <text:p>Resume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bool IsAudioStreamPlaying(AudioStream stream);</text:p>
          </table:table-cell>
          <table:table-cell table:number-columns-repeated="2"/>
          <table:table-cell office:value-type="string" calcext:value-type="string">
            <text:p>Check if audio stream is playing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topAudioStream(AudioStream stream);</text:p>
          </table:table-cell>
          <table:table-cell table:number-columns-repeated="2"/>
          <table:table-cell office:value-type="string" calcext:value-type="string">
            <text:p>Stop audio stream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Volume(AudioStream stream, float volume);</text:p>
          </table:table-cell>
          <table:table-cell table:number-columns-repeated="2"/>
          <table:table-cell office:value-type="string" calcext:value-type="string">
            <text:p>Set volume for audio stream (1.0 is max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Pitch(AudioStream stream, float pitch);</text:p>
          </table:table-cell>
          <table:table-cell table:number-columns-repeated="2"/>
          <table:table-cell office:value-type="string" calcext:value-type="string">
            <text:p>Set pitch for audio stream (1.0 is base level)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void SetAudioStreamBufferSizeDefault(int size);</text:p>
          </table:table-cell>
          <table:table-cell table:number-columns-repeated="2"/>
          <table:table-cell office:value-type="string" calcext:value-type="string">
            <text:p>Default size for new audio streams</text:p>
          </table:table-cell>
          <table:table-cell table:number-columns-repeated="58"/>
        </table:table-row>
      </table:table>
      <table:table table:name="Structures" table:style-name="ta1">
        <table:table-column table:style-name="co3" table:default-cell-style-name="ce10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Done</text:p>
          </table:table-cell>
          <table:table-cell table:style-name="ce9" office:value-type="string" calcext:value-type="string">
            <text:p>Read Property</text:p>
          </table:table-cell>
          <table:table-cell table:style-name="ce9" office:value-type="string" calcext:value-type="string">
            <text:p>Write Property</text:p>
          </table:table-cell>
          <table:table-cell table:style-name="ce9" office:value-type="string" calcext:value-type="string">
            <text:p>Has Property</text:p>
          </table:table-cell>
          <table:table-cell table:style-name="ce9" office:value-type="string" calcext:value-type="string">
            <text:p>Clone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lias 1</text:p>
          </table:table-cell>
          <table:table-cell table:style-name="ce9" office:value-type="string" calcext:value-type="string">
            <text:p>Alias 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Vector4</text:p>
          </table:table-cell>
          <table:table-cell office:value-type="string" calcext:value-type="string">
            <text:p>Quaternion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Texture</text:p>
          </table:table-cell>
          <table:table-cell office:value-type="string" calcext:value-type="string">
            <text:p>Texture2D</text:p>
          </table:table-cell>
          <table:table-cell office:value-type="string" calcext:value-type="string">
            <text:p>TextureCub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enderTextur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PatchIn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har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Camera3D</text:p>
          </table:table-cell>
          <table:table-cell office:value-type="string" calcext:value-type="string">
            <text:p>Camera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Camera2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sh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hader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Map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ateria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ransfor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ne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odelAni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office:value-type="string" calcext:value-type="string">
            <text:p>Ray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ayHitInf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BoundingBox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a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udioStrea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und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rDeviceInfo</text:p>
          </table:table-cell>
          <table:table-cell table:number-columns-repeated="2"/>
        </table:table-row>
        <table:table-row table:style-name="ro1" table:number-rows-repeated="104854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02:40:58.717114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01:30:12.461386335</meta:creation-date>
    <dc:date>2021-03-11T03:16:21.913844734</dc:date>
    <meta:editing-duration>PT2H19M10S</meta:editing-duration>
    <meta:editing-cycles>12</meta:editing-cycles>
    <meta:generator>LibreOffice/6.4.6.2$Linux_X86_64 LibreOffice_project/40$Build-2</meta:generator>
    <meta:document-statistic meta:table-count="3" meta:cell-count="1555" meta:object-count="0"/>
  </office:meta>
</office:document-meta>
</file>